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53in"/>
    </style:style>
    <style:style style:name="co2" style:family="table-column">
      <style:table-column-properties fo:break-before="auto" style:column-width="1.0917in"/>
    </style:style>
    <style:style style:name="co3" style:family="table-column">
      <style:table-column-properties fo:break-before="auto" style:column-width="1.2772in"/>
    </style:style>
    <style:style style:name="co4" style:family="table-column">
      <style:table-column-properties fo:break-before="auto" style:column-width="1.316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819in"/>
    </style:style>
    <style:style style:name="co7" style:family="table-column">
      <style:table-column-properties fo:break-before="auto" style:column-width="1.1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border-bottom="none" fo:background-color="#b4c7dc" fo:border-left="none" fo:border-right="none" fo:border-top="0.74pt solid #000000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d4ea6b"/>
    </style:style>
    <style:style style:name="ce6" style:family="table-cell" style:parent-style-name="Default">
      <style:table-cell-properties fo:border-bottom="0.74pt solid #000000" fo:background-color="#d4ea6b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none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number-columns-repeated="1018" table:default-cell-style-name="Default"/>
        <table:table-row table:style-name="ro1">
          <table:table-cell table:number-columns-repeated="2"/>
          <table:table-cell office:value-type="string" calcext:value-type="string">
            <text:p>t=0 (add 0.2x aTc)</text:p>
          </table:table-cell>
          <table:table-cell office:value-type="string" calcext:value-type="string">
            <text:p>sampling</text:p>
          </table:table-cell>
          <table:table-cell office:value-type="string" calcext:value-type="string">
            <text:p>t=0, 2 (add x1 aTc)</text:p>
          </table:table-cell>
          <table:table-cell table:number-columns-repeated="5"/>
          <table:table-cell office:value-type="string" calcext:value-type="string">
            <text:p>NOW</text:p>
          </table:table-cell>
          <table:table-cell/>
          <table:table-cell office:value-type="string" calcext:value-type="string">
            <text:p>next sampling in how many hours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2, actual time</text:p>
          </table:table-cell>
          <table:table-cell office:value-type="string" calcext:value-type="string">
            <text:p>21:45, 06/03/23</text:p>
          </table:table-cell>
          <table:table-cell office:value-type="string" calcext:value-type="string">
            <text:p>12:00, 08/03/23</text:p>
          </table:table-cell>
          <table:table-cell/>
          <table:table-cell office:value-type="string" calcext:value-type="string">
            <text:p>14:00, 10/03/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2, internal time</text:p>
          </table:table-cell>
          <table:table-cell office:value-type="float" office:value="0" calcext:value-type="float">
            <text:p>0</text:p>
          </table:table-cell>
          <table:table-cell table:formula="of:=[.B4]+24+24-(21.75-12)" office:value-type="float" office:value="38.25" calcext:value-type="float">
            <text:p>38.25</text:p>
          </table:table-cell>
          <table:table-cell/>
          <table:table-cell table:formula="of:=[.C4]+48+2" office:value-type="float" office:value="88.25" calcext:value-type="float">
            <text:p>88.2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C2-1-4, actual time</text:p>
          </table:table-cell>
          <table:table-cell table:style-name="ce2" office:value-type="string" calcext:value-type="string">
            <text:p>21:45, 06/03/23</text:p>
          </table:table-cell>
          <table:table-cell table:style-name="ce2" office:value-type="string" calcext:value-type="string">
            <text:p>12:00, 08/03/23</text:p>
          </table:table-cell>
          <table:table-cell table:style-name="ce2" office:value-type="string" calcext:value-type="string">
            <text:p>18:50, 09/03/23</text:p>
          </table:table-cell>
          <table:table-cell table:style-name="ce2" office:value-type="string" calcext:value-type="string">
            <text:p>14:00, 10/03/23</text:p>
          </table:table-cell>
          <table:table-cell table:style-name="ce2" office:value-type="string" calcext:value-type="string">
            <text:p>15:40, 11/03/23</text:p>
          </table:table-cell>
          <table:table-cell table:style-name="ce2"/>
          <table:table-cell table:style-name="ce2" office:value-type="string" calcext:value-type="string">
            <text:p>15:00, 14/03/23</text:p>
          </table:table-cell>
          <table:table-cell table:style-name="ce2"/>
          <table:table-cell table:style-name="ce2" office:value-type="string" calcext:value-type="string">
            <text:p>18:00, 16/03/23</text:p>
          </table:table-cell>
          <table:table-cell table:style-name="ce2" office:value-type="string" calcext:value-type="string">
            <text:p>13:00, 17/03/23</text:p>
          </table:table-cell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MC2-1-4, internal time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7]+48-(21.75-12)" office:value-type="float" office:value="38.25" calcext:value-type="float">
            <text:p>38.25</text:p>
          </table:table-cell>
          <table:table-cell table:style-name="ce4" table:formula="of:=[.C7]+24+6+(50/60)" office:value-type="float" office:value="69.0833333333333" calcext:value-type="float">
            <text:p>69.0833333333333</text:p>
          </table:table-cell>
          <table:table-cell table:style-name="ce4" table:formula="of:=[.D7]+24-((18+50/60)-14)" office:value-type="float" office:value="88.25" calcext:value-type="float">
            <text:p>88.25</text:p>
          </table:table-cell>
          <table:table-cell table:style-name="ce4" table:formula="of:=[.E7]+24+(15+40/60-14)" office:value-type="float" office:value="113.916666666667" calcext:value-type="float">
            <text:p>113.916666666667</text:p>
          </table:table-cell>
          <table:table-cell table:style-name="ce4"/>
          <table:table-cell table:style-name="ce4" table:formula="of:=[.F7]+(24*3)-(40/60)" office:value-type="float" office:value="185.25" calcext:value-type="float">
            <text:p>185.25</text:p>
          </table:table-cell>
          <table:table-cell table:style-name="ce4"/>
          <table:table-cell table:style-name="ce4" table:formula="of:=[.H7]+24+9+18" office:value-type="float" office:value="236.25" calcext:value-type="float">
            <text:p>236.25</text:p>
          </table:table-cell>
          <table:table-cell table:style-name="ce4" table:formula="of:=[.J7]+6+13" office:value-type="float" office:value="255.25" calcext:value-type="float">
            <text:p>255.2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0h – 40h</text:p>
          </table:table-cell>
          <table:table-cell office:value-type="string" calcext:value-type="string">
            <text:p>40h – 70h</text:p>
          </table:table-cell>
          <table:table-cell office:value-type="string" calcext:value-type="string">
            <text:p>70h – 90h</text:p>
          </table:table-cell>
          <table:table-cell office:value-type="string" calcext:value-type="string">
            <text:p>90h – 115h</text:p>
          </table:table-cell>
          <table:table-cell/>
          <table:table-cell office:value-type="string" calcext:value-type="string">
            <text:p>115h-185h</text:p>
          </table:table-cell>
          <table:table-cell/>
          <table:table-cell office:value-type="string" calcext:value-type="string">
            <text:p>185h-235h</text:p>
          </table:table-cell>
          <table:table-cell office:value-type="string" calcext:value-type="string">
            <text:p>235h – 255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µ in this time, channel 1</text:p>
          </table:table-cell>
          <table:table-cell table:style-name="ce7"/>
          <table:table-cell table:style-name="ce7" office:value-type="float" office:value="0.0576" calcext:value-type="float">
            <text:p>0.0576</text:p>
          </table:table-cell>
          <table:table-cell table:style-name="ce7" office:value-type="float" office:value="0.0487" calcext:value-type="float">
            <text:p>0.0487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float" office:value="0.0193" calcext:value-type="float">
            <text:p>0.0193</text:p>
          </table:table-cell>
          <table:table-cell table:style-name="ce7"/>
          <table:table-cell table:style-name="ce7" office:value-type="float" office:value="0.0352" calcext:value-type="float">
            <text:p>0.0352</text:p>
          </table:table-cell>
          <table:table-cell table:style-name="ce7"/>
          <table:table-cell table:style-name="ce7" office:value-type="float" office:value="0.0224" calcext:value-type="float">
            <text:p>0.0224</text:p>
          </table:table-cell>
          <table:table-cell table:style-name="ce7" office:value-type="float" office:value="0.0317" calcext:value-type="float">
            <text:p>0.03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 2</text:p>
          </table:table-cell>
          <table:table-cell/>
          <table:table-cell office:value-type="float" office:value="0.0475" calcext:value-type="float">
            <text:p>0.0475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212" calcext:value-type="float">
            <text:p>0.0212</text:p>
          </table:table-cell>
          <table:table-cell/>
          <table:table-cell office:value-type="float" office:value="0.0477" calcext:value-type="float">
            <text:p>0.0477</text:p>
          </table:table-cell>
          <table:table-cell/>
          <table:table-cell office:value-type="float" office:value="0.0134" calcext:value-type="float">
            <text:p>0.0134</text:p>
          </table:table-cell>
          <table:table-cell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 3</text:p>
          </table:table-cell>
          <table:table-cell/>
          <table:table-cell office:value-type="float" office:value="0.0546" calcext:value-type="float">
            <text:p>0.0546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0.0241" calcext:value-type="float">
            <text:p>0.0241</text:p>
          </table:table-cell>
          <table:table-cell/>
          <table:table-cell office:value-type="float" office:value="0.0262" calcext:value-type="float">
            <text:p>0.0262</text:p>
          </table:table-cell>
          <table:table-cell office:value-type="float" office:value="0.0272" calcext:value-type="float">
            <text:p>0.02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 4</text:p>
          </table:table-cell>
          <table:table-cell table:style-name="ce8"/>
          <table:table-cell table:style-name="ce8" office:value-type="float" office:value="0.0766" calcext:value-type="float">
            <text:p>0.0766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0.0337" calcext:value-type="float">
            <text:p>0.0337</text:p>
          </table:table-cell>
          <table:table-cell table:style-name="ce8" office:value-type="float" office:value="0.0399" calcext:value-type="float">
            <text:p>0.0399</text:p>
          </table:table-cell>
          <table:table-cell table:style-name="ce8"/>
          <table:table-cell table:style-name="ce8" office:value-type="float" office:value="0.0228" calcext:value-type="float">
            <text:p>0.0228</text:p>
          </table:table-cell>
          <table:table-cell table:style-name="ce8"/>
          <table:table-cell table:style-name="ce8" office:value-type="float" office:value="0.0385" calcext:value-type="float">
            <text:p>0.0385</text:p>
          </table:table-cell>
          <table:table-cell table:style-name="ce8" office:value-type="float" office:value="0.0308" calcext:value-type="float">
            <text:p>0.03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µ (average)</text:p>
          </table:table-cell>
          <table:table-cell/>
          <table:table-cell table:formula="of:=AVERAGE([.C9:.C12])" office:value-type="float" office:value="0.059075" calcext:value-type="float">
            <text:p>0.059075</text:p>
          </table:table-cell>
          <table:table-cell table:formula="of:=AVERAGE([.D9:.D12])" office:value-type="float" office:value="0.0490333333333333" calcext:value-type="float">
            <text:p>0.0490333333333333</text:p>
          </table:table-cell>
          <table:table-cell table:formula="of:=AVERAGE([.E9:.E12])" office:value-type="float" office:value="0.03915" calcext:value-type="float">
            <text:p>0.03915</text:p>
          </table:table-cell>
          <table:table-cell table:formula="of:=AVERAGE([.F9:.F12])" office:value-type="float" office:value="0.0271" calcext:value-type="float">
            <text:p>0.0271</text:p>
          </table:table-cell>
          <table:table-cell/>
          <table:table-cell table:formula="of:=AVERAGE([.H9:.H12])" office:value-type="float" office:value="0.03245" calcext:value-type="float">
            <text:p>0.03245</text:p>
          </table:table-cell>
          <table:table-cell/>
          <table:table-cell table:formula="of:=AVERAGE([.J9:.J12])" office:value-type="float" office:value="0.025125" calcext:value-type="float">
            <text:p>0.025125</text:p>
          </table:table-cell>
          <table:table-cell table:formula="of:=AVERAGE([.K9:.K12])" office:value-type="float" office:value="0.0299" calcext:value-type="float">
            <text:p>0.02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ubling time (h)</text:p>
          </table:table-cell>
          <table:table-cell/>
          <table:table-cell table:formula="of:=LN(2)/[.C13]" office:value-type="float" office:value="11.7333420323309" calcext:value-type="float">
            <text:p>11.7333420323309</text:p>
          </table:table-cell>
          <table:table-cell table:formula="of:=LN(2)/[.D13]" office:value-type="float" office:value="14.1362443350091" calcext:value-type="float">
            <text:p>14.1362443350091</text:p>
          </table:table-cell>
          <table:table-cell table:formula="of:=LN(2)/[.E13]" office:value-type="float" office:value="17.7049088265631" calcext:value-type="float">
            <text:p>17.7049088265631</text:p>
          </table:table-cell>
          <table:table-cell table:formula="of:=LN(2)/[.F13]" office:value-type="float" office:value="25.5773867365293" calcext:value-type="float">
            <text:p>25.5773867365293</text:p>
          </table:table-cell>
          <table:table-cell/>
          <table:table-cell table:formula="of:=LN(2)/[.H13]" office:value-type="float" office:value="21.3604678138658" calcext:value-type="float">
            <text:p>21.3604678138658</text:p>
          </table:table-cell>
          <table:table-cell/>
          <table:table-cell table:formula="of:=LN(2)/[.J13]" office:value-type="float" office:value="27.5879474849729" calcext:value-type="float">
            <text:p>27.5879474849729</text:p>
          </table:table-cell>
          <table:table-cell table:formula="of:=LN(2)/[.K13]" office:value-type="float" office:value="23.1821799518376" calcext:value-type="float">
            <text:p>23.18217995183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ration?</text:p>
          </table:table-cell>
          <table:table-cell/>
          <table:table-cell table:formula="of:=[.C7]/[.C14]" office:value-type="float" office:value="3.25994076492472" calcext:value-type="float">
            <text:p>3.25994076492472</text:p>
          </table:table-cell>
          <table:table-cell table:formula="of:=([.D7]-[.C7])/[.D14]+[.C15]" office:value-type="float" office:value="5.4410952924376" calcext:value-type="float">
            <text:p>5.4410952924376</text:p>
          </table:table-cell>
          <table:table-cell table:formula="of:=([.E7]-[.D7])/[.E14]+[.D15]" office:value-type="float" office:value="6.52365758374465" calcext:value-type="float">
            <text:p>6.52365758374465</text:p>
          </table:table-cell>
          <table:table-cell table:formula="of:=([.F7]-[.E7])/[.F14]+[.E15]" office:value-type="float" office:value="7.52714816435233" calcext:value-type="float">
            <text:p>7.52714816435233</text:p>
          </table:table-cell>
          <table:table-cell/>
          <table:table-cell table:formula="of:=([.H7]-[.F7])/[.H14]+[.F15]" office:value-type="float" office:value="10.8666505551674" calcext:value-type="float">
            <text:p>10.8666505551674</text:p>
          </table:table-cell>
          <table:table-cell/>
          <table:table-cell table:formula="of:=([.J7]-[.H7])/[.J14]+[.H15]" office:value-type="float" office:value="12.7152839131865" calcext:value-type="float">
            <text:p>12.7152839131865</text:p>
          </table:table-cell>
          <table:table-cell table:formula="of:=([.K7]-[.J7])/[.K14]+[.J15]" office:value-type="float" office:value="13.5348789659155" calcext:value-type="float">
            <text:p>13.534878965915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eneration since 0.2x aTc</text:p>
          </table:table-cell>
          <table:table-cell table:style-name="ce5"/>
          <table:table-cell table:style-name="ce5" table:formula="of:=[.C15]-[.$C$15]" office:value-type="float" office:value="0" calcext:value-type="float">
            <text:p>0</text:p>
          </table:table-cell>
          <table:table-cell table:style-name="ce5" table:formula="of:=[.D15]-[.$C$15]" office:value-type="float" office:value="2.18115452751288" calcext:value-type="float">
            <text:p>2.18115452751288</text:p>
          </table:table-cell>
          <table:table-cell table:style-name="ce5" table:formula="of:=[.E15]-[.$C$15]" office:value-type="float" office:value="3.26371681881993" calcext:value-type="float">
            <text:p>3.26371681881993</text:p>
          </table:table-cell>
          <table:table-cell table:style-name="ce5" table:formula="of:=[.F15]-[.$C$15]" office:value-type="float" office:value="4.2672073994276" calcext:value-type="float">
            <text:p>4.2672073994276</text:p>
          </table:table-cell>
          <table:table-cell table:style-name="ce5"/>
          <table:table-cell table:style-name="ce5" table:formula="of:=[.H15]-[.$C$15]" office:value-type="float" office:value="7.60670979024268" calcext:value-type="float">
            <text:p>7.60670979024268</text:p>
          </table:table-cell>
          <table:table-cell table:style-name="ce5"/>
          <table:table-cell table:style-name="ce5" table:formula="of:=[.J15]-[.$C$15]" office:value-type="float" office:value="9.45534314826177" calcext:value-type="float">
            <text:p>9.45534314826177</text:p>
          </table:table-cell>
          <table:table-cell table:style-name="ce5" table:formula="of:=[.K15]-[.$C$15]" office:value-type="float" office:value="10.2749382009908" calcext:value-type="float">
            <text:p>10.2749382009908</text:p>
          </table:table-cell>
          <table:table-cell table:number-columns-repeated="2"/>
          <table:table-cell office:value-type="string" calcext:value-type="string">
            <text:p>--&gt; at generation 11, 1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generation since 1x aTc</text:p>
          </table:table-cell>
          <table:table-cell table:style-name="ce6" table:number-columns-repeated="3"/>
          <table:table-cell table:style-name="ce6" table:formula="of:=[.E15]-[.$E$15]" office:value-type="float" office:value="0" calcext:value-type="float">
            <text:p>0</text:p>
          </table:table-cell>
          <table:table-cell table:style-name="ce6" table:formula="of:=[.F15]-[.$E$15]" office:value-type="float" office:value="1.00349058060767" calcext:value-type="float">
            <text:p>1.00349058060767</text:p>
          </table:table-cell>
          <table:table-cell table:style-name="ce6"/>
          <table:table-cell table:style-name="ce6" table:formula="of:=[.H15]-[.$E$15]" office:value-type="float" office:value="4.34299297142274" calcext:value-type="float">
            <text:p>4.34299297142274</text:p>
          </table:table-cell>
          <table:table-cell table:style-name="ce6"/>
          <table:table-cell table:style-name="ce6" table:formula="of:=[.J15]-[.$E$15]" office:value-type="float" office:value="6.19162632944184" calcext:value-type="float">
            <text:p>6.19162632944184</text:p>
          </table:table-cell>
          <table:table-cell table:style-name="ce6" table:formula="of:=[.K15]-[.$E$15]" office:value-type="float" office:value="7.01122138217086" calcext:value-type="float">
            <text:p>7.01122138217086</text:p>
          </table:table-cell>
          <table:table-cell table:style-name="ce8"/>
          <table:table-cell table:style-name="ce8" table:formula="of:=(8-[.K17])*[.K14]" office:value-type="float" office:value="22.9220438510445" calcext:value-type="float">
            <text:p>22.9220438510445</text:p>
          </table:table-cell>
          <table:table-cell table:style-name="ce8" office:value-type="string" calcext:value-type="string">
            <text:p>--&gt; at generation 8, 10, approx. 18/03/23, around lunch time; generation 10: Monday morning</text:p>
          </table:table-cell>
          <table:table-cell table:style-name="ce8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C2-5-8, actual time</text:p>
          </table:table-cell>
          <table:table-cell table:style-name="ce2" office:value-type="string" calcext:value-type="string">
            <text:p>21:45, 06/03/23</text:p>
          </table:table-cell>
          <table:table-cell table:style-name="ce2" office:value-type="string" calcext:value-type="string">
            <text:p>12:00, 08/03/23</text:p>
          </table:table-cell>
          <table:table-cell table:style-name="ce2"/>
          <table:table-cell table:style-name="ce2" office:value-type="string" calcext:value-type="string">
            <text:p>14:00, 10/03/23</text:p>
          </table:table-cell>
          <table:table-cell table:style-name="ce2" office:value-type="string" calcext:value-type="string">
            <text:p>15:40, 11/03/23</text:p>
          </table:table-cell>
          <table:table-cell table:style-name="ce2" table:number-columns-repeated="4"/>
          <table:table-cell table:style-name="ce7" table:number-columns-repeated="1014"/>
        </table:table-row>
        <table:table-row table:style-name="ro1">
          <table:table-cell table:style-name="ce4" office:value-type="string" calcext:value-type="string">
            <text:p>MC2-5-8, internal time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20]+48-(21.75-12)" office:value-type="float" office:value="38.25" calcext:value-type="float">
            <text:p>38.25</text:p>
          </table:table-cell>
          <table:table-cell table:style-name="ce4"/>
          <table:table-cell table:style-name="ce4" table:formula="of:=[.C20]+48+2" office:value-type="float" office:value="88.25" calcext:value-type="float">
            <text:p>88.25</text:p>
          </table:table-cell>
          <table:table-cell table:style-name="ce4" table:formula="of:=[.E20]+24+(15+40/60-14)" office:value-type="float" office:value="113.916666666667" calcext:value-type="float">
            <text:p>113.916666666667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h – 40h</text:p>
          </table:table-cell>
          <table:table-cell/>
          <table:table-cell office:value-type="string" calcext:value-type="string">
            <text:p>40h – 90h</text:p>
          </table:table-cell>
          <table:table-cell office:value-type="string" calcext:value-type="string">
            <text:p>90h-115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µ in this time </text:p>
          </table:table-cell>
          <table:table-cell table:style-name="ce7"/>
          <table:table-cell table:style-name="ce7" office:value-type="float" office:value="0.0555" calcext:value-type="float">
            <text:p>0.0555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table-cell table:number-columns-repeated="2"/>
          <table:table-cell office:value-type="float" office:value="0.0789" calcext:value-type="float">
            <text:p>0.0789</text:p>
          </table:table-cell>
          <table:table-cell table:number-columns-repeated="6"/>
          <table:table-cell office:value-type="string" calcext:value-type="string">
            <text:p>growth does not make much sense → generation calculation not really possibl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0.0698" calcext:value-type="float">
            <text:p>0.0698</text:p>
          </table:table-cell>
          <table:table-cell table:number-columns-repeated="6"/>
          <table:table-cell office:value-type="string" calcext:value-type="string">
            <text:p>and anyways contamination</text:p>
          </table:table-cell>
          <table:table-cell table:number-columns-repeated="1014"/>
        </table:table-row>
        <table:table-row table:style-name="ro1">
          <table:table-cell/>
          <table:table-cell table:style-name="ce8"/>
          <table:table-cell table:style-name="ce8" office:value-type="float" office:value="0.0475" calcext:value-type="float">
            <text:p>0.0475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µ (average)</text:p>
          </table:table-cell>
          <table:table-cell/>
          <table:table-cell table:formula="of:=AVERAGE([.C22:.C25])" office:value-type="float" office:value="0.062925" calcext:value-type="float">
            <text:p>0.0629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ing time (h)</text:p>
          </table:table-cell>
          <table:table-cell/>
          <table:table-cell table:formula="of:=LN(2)/[.C26]" office:value-type="float" office:value="11.0154498301143" calcext:value-type="float">
            <text:p>11.0154498301143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generation?</text:p>
          </table:table-cell>
          <table:table-cell table:style-name="ce6"/>
          <table:table-cell table:style-name="ce6" table:formula="of:=[.C20]/[.C27]" office:value-type="float" office:value="3.47239564338363" calcext:value-type="float">
            <text:p>3.47239564338363</text:p>
          </table:table-cell>
          <table:table-cell table:style-name="ce6" table:number-columns-repeated="7"/>
          <table:table-cell table:style-name="ce8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C3, actual time</text:p>
          </table:table-cell>
          <table:table-cell table:style-name="ce2" office:value-type="string" calcext:value-type="string">
            <text:p>13:15, 07/03/23</text:p>
          </table:table-cell>
          <table:table-cell table:style-name="ce2" office:value-type="string" calcext:value-type="string">
            <text:p>12:00, 08/03/23</text:p>
          </table:table-cell>
          <table:table-cell table:style-name="ce2" office:value-type="string" calcext:value-type="string">
            <text:p>15:15, 09/03/23</text:p>
          </table:table-cell>
          <table:table-cell table:style-name="ce2" office:value-type="string" calcext:value-type="string">
            <text:p>14:00, 10/03/23</text:p>
          </table:table-cell>
          <table:table-cell table:style-name="ce2" office:value-type="string" calcext:value-type="string">
            <text:p>15:50, 11/03/23</text:p>
          </table:table-cell>
          <table:table-cell table:style-name="ce2" table:number-columns-repeated="3"/>
          <table:table-cell table:style-name="ce2" office:value-type="string" calcext:value-type="string">
            <text:p>18:00, 16/03/23</text:p>
          </table:table-cell>
          <table:table-cell table:style-name="ce2" office:value-type="string" calcext:value-type="string">
            <text:p>13:00, 17/03/23</text:p>
          </table:table-cell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MC3, internal time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31]+24-1.25" office:value-type="float" office:value="22.75" calcext:value-type="float">
            <text:p>22.75</text:p>
          </table:table-cell>
          <table:table-cell table:style-name="ce4" table:formula="of:=[.C31]+24+3.25" office:value-type="float" office:value="50" calcext:value-type="float">
            <text:p>50</text:p>
          </table:table-cell>
          <table:table-cell table:style-name="ce4" table:formula="of:=[.D31]+24-(15.25-14)" office:value-type="float" office:value="72.75" calcext:value-type="float">
            <text:p>72.75</text:p>
          </table:table-cell>
          <table:table-cell table:style-name="ce4" table:formula="of:=[.E31]+24+(15+50/60-14)" office:value-type="float" office:value="98.5833333333333" calcext:value-type="float">
            <text:p>98.5833333333333</text:p>
          </table:table-cell>
          <table:table-cell table:style-name="ce4" table:number-columns-repeated="3"/>
          <table:table-cell table:style-name="ce4" table:formula="of:=[.F31]+(4*24)-(50/60)+9+18" office:value-type="float" office:value="220.75" calcext:value-type="float">
            <text:p>220.75</text:p>
          </table:table-cell>
          <table:table-cell table:style-name="ce4" table:formula="of:=[.J31]+6+13" office:value-type="float" office:value="239.75" calcext:value-type="float">
            <text:p>239.7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0 h – 20 h</text:p>
          </table:table-cell>
          <table:table-cell office:value-type="string" calcext:value-type="string">
            <text:p>20 h – 50 h</text:p>
          </table:table-cell>
          <table:table-cell office:value-type="string" calcext:value-type="string">
            <text:p>50 h – 70 h</text:p>
          </table:table-cell>
          <table:table-cell office:value-type="string" calcext:value-type="string">
            <text:p>70h – 100 h</text:p>
          </table:table-cell>
          <table:table-cell table:number-columns-repeated="3"/>
          <table:table-cell office:value-type="string" calcext:value-type="string">
            <text:p>100h – 220h</text:p>
          </table:table-cell>
          <table:table-cell office:value-type="string" calcext:value-type="string">
            <text:p>220h – 240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µ in this time , Ch 1</text:p>
          </table:table-cell>
          <table:table-cell table:style-name="ce7"/>
          <table:table-cell table:style-name="ce7" office:value-type="float" office:value="0.0645" calcext:value-type="float">
            <text:p>0.0645</text:p>
          </table:table-cell>
          <table:table-cell table:style-name="ce7" office:value-type="float" office:value="0.0533" calcext:value-type="float">
            <text:p>0.0533</text:p>
          </table:table-cell>
          <table:table-cell table:style-name="ce7" office:value-type="float" office:value="0.0349" calcext:value-type="float">
            <text:p>0.0349</text:p>
          </table:table-cell>
          <table:table-cell table:style-name="ce7" office:value-type="float" office:value="0.0454" calcext:value-type="float">
            <text:p>0.0454</text:p>
          </table:table-cell>
          <table:table-cell table:style-name="ce7" table:number-columns-repeated="3"/>
          <table:table-cell table:style-name="ce7" office:value-type="float" office:value="0.0081" calcext:value-type="float">
            <text:p>0.0081</text:p>
          </table:table-cell>
          <table:table-cell table:style-name="ce7" office:value-type="float" office:value="0.0423" calcext:value-type="float">
            <text:p>0.04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 2</text:p>
          </table:table-cell>
          <table:table-cell/>
          <table:table-cell office:value-type="float" office:value="0.0656" calcext:value-type="float">
            <text:p>0.0656</text:p>
          </table:table-cell>
          <table:table-cell office:value-type="float" office:value="0.0593" calcext:value-type="float">
            <text:p>0.0593</text:p>
          </table:table-cell>
          <table:table-cell table:number-columns-repeated="2" office:value-type="float" office:value="0.0385" calcext:value-type="float">
            <text:p>0.0385</text:p>
          </table:table-cell>
          <table:table-cell table:number-columns-repeated="3"/>
          <table:table-cell office:value-type="float" office:value="0.041" calcext:value-type="float">
            <text:p>0.041</text:p>
          </table:table-cell>
          <table:table-cell office:value-type="float" office:value="0.0412" calcext:value-type="float">
            <text:p>0.04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 3 </text:p>
          </table:table-cell>
          <table:table-cell/>
          <table:table-cell office:value-type="float" office:value="0.0726" calcext:value-type="float">
            <text:p>0.072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3"/>
          <table:table-cell table:number-columns-repeated="2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 4</text:p>
          </table:table-cell>
          <table:table-cell table:style-name="ce8"/>
          <table:table-cell table:style-name="ce8" office:value-type="float" office:value="0.0694" calcext:value-type="float">
            <text:p>0.0694</text:p>
          </table:table-cell>
          <table:table-cell table:style-name="ce8" office:value-type="float" office:value="0.0736" calcext:value-type="float">
            <text:p>0.0736</text:p>
          </table:table-cell>
          <table:table-cell table:style-name="ce8" office:value-type="float" office:value="0.0402" calcext:value-type="float">
            <text:p>0.0402</text:p>
          </table:table-cell>
          <table:table-cell table:style-name="ce8" office:value-type="float" office:value="0.0252" calcext:value-type="float">
            <text:p>0.0252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µ (average)</text:p>
          </table:table-cell>
          <table:table-cell/>
          <table:table-cell table:formula="of:=AVERAGE([.C33:.C36])" office:value-type="float" office:value="0.068025" calcext:value-type="float">
            <text:p>0.068025</text:p>
          </table:table-cell>
          <table:table-cell table:formula="of:=AVERAGE([.D33:.D36])" office:value-type="float" office:value="0.0620666666666667" calcext:value-type="float">
            <text:p>0.0620666666666667</text:p>
          </table:table-cell>
          <table:table-cell table:formula="of:=AVERAGE([.E33:.E36])" office:value-type="float" office:value="0.0378666666666667" calcext:value-type="float">
            <text:p>0.0378666666666667</text:p>
          </table:table-cell>
          <table:table-cell table:formula="of:=AVERAGE([.F33:.F36])" office:value-type="float" office:value="0.0363666666666667" calcext:value-type="float">
            <text:p>0.0363666666666667</text:p>
          </table:table-cell>
          <table:table-cell table:number-columns-repeated="3"/>
          <table:table-cell table:formula="of:=AVERAGE([.J33:.J36])" office:value-type="float" office:value="0.02455" calcext:value-type="float">
            <text:p>0.02455</text:p>
          </table:table-cell>
          <table:table-cell table:formula="of:=AVERAGE([.K33:.K36])" office:value-type="float" office:value="0.04175" calcext:value-type="float">
            <text:p>0.041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ubling time</text:p>
          </table:table-cell>
          <table:table-cell/>
          <table:table-cell table:formula="of:=LN(2)/[.C37]" office:value-type="float" office:value="10.1895947160595" calcext:value-type="float">
            <text:p>10.1895947160595</text:p>
          </table:table-cell>
          <table:table-cell table:formula="of:=LN(2)/[.D37]" office:value-type="float" office:value="11.1677848640163" calcext:value-type="float">
            <text:p>11.1677848640163</text:p>
          </table:table-cell>
          <table:table-cell table:formula="of:=LN(2)/[.E37]" office:value-type="float" office:value="18.3049431485901" calcext:value-type="float">
            <text:p>18.3049431485901</text:p>
          </table:table-cell>
          <table:table-cell table:formula="of:=LN(2)/[.F37]" office:value-type="float" office:value="19.0599591354705" calcext:value-type="float">
            <text:p>19.0599591354705</text:p>
          </table:table-cell>
          <table:table-cell table:number-columns-repeated="3"/>
          <table:table-cell table:formula="of:=LN(2)/[.J37]" office:value-type="float" office:value="28.2341010411383" calcext:value-type="float">
            <text:p>28.2341010411383</text:p>
          </table:table-cell>
          <table:table-cell table:formula="of:=LN(2)/[.K37]" office:value-type="float" office:value="16.6023276780825" calcext:value-type="float">
            <text:p>16.60232767808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ration?</text:p>
          </table:table-cell>
          <table:table-cell/>
          <table:table-cell table:formula="of:=[.C31]/[.C38]" office:value-type="float" office:value="2.23266976105973" calcext:value-type="float">
            <text:p>2.23266976105973</text:p>
          </table:table-cell>
          <table:table-cell table:formula="of:=([.D31]-[.C31])/[.D38]+[.C39]" office:value-type="float" office:value="4.67272392863258" calcext:value-type="float">
            <text:p>4.67272392863258</text:p>
          </table:table-cell>
          <table:table-cell table:formula="of:=([.E31]-[.D31])/[.E38]+[.D39]" office:value-type="float" office:value="5.91555761652373" calcext:value-type="float">
            <text:p>5.91555761652373</text:p>
          </table:table-cell>
          <table:table-cell table:formula="of:=([.F31]-[.E31])/[.F38]+[.E39]" office:value-type="float" office:value="7.27092953257666" calcext:value-type="float">
            <text:p>7.27092953257666</text:p>
          </table:table-cell>
          <table:table-cell table:number-columns-repeated="3"/>
          <table:table-cell table:formula="of:=([.J31]-[.F31])/[.J38]+[.F39]" office:value-type="float" office:value="11.5978484767522" calcext:value-type="float">
            <text:p>11.5978484767522</text:p>
          </table:table-cell>
          <table:table-cell table:formula="of:=([.K31]-[.J31])/[.K38]+[.J39]" office:value-type="float" office:value="12.7422663179373" calcext:value-type="float">
            <text:p>12.742266317937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eneration since 0.2x aTc</text:p>
          </table:table-cell>
          <table:table-cell table:style-name="ce5"/>
          <table:table-cell table:style-name="ce5" table:formula="of:=[.C39]-[.$C$39]" office:value-type="float" office:value="0" calcext:value-type="float">
            <text:p>0</text:p>
          </table:table-cell>
          <table:table-cell table:style-name="ce5" table:formula="of:=[.D39]-[.$C$39]" office:value-type="float" office:value="2.44005416757285" calcext:value-type="float">
            <text:p>2.44005416757285</text:p>
          </table:table-cell>
          <table:table-cell table:style-name="ce5" table:formula="of:=[.E39]-[.$C$39]" office:value-type="float" office:value="3.682887855464" calcext:value-type="float">
            <text:p>3.682887855464</text:p>
          </table:table-cell>
          <table:table-cell table:style-name="ce5" table:formula="of:=[.F39]-[.$C$39]" office:value-type="float" office:value="5.03825977151693" calcext:value-type="float">
            <text:p>5.03825977151693</text:p>
          </table:table-cell>
          <table:table-cell table:style-name="ce5" table:number-columns-repeated="3"/>
          <table:table-cell table:style-name="ce5" table:formula="of:=[.J39]-[.$C$39]" office:value-type="float" office:value="9.36517871569244" calcext:value-type="float">
            <text:p>9.36517871569244</text:p>
          </table:table-cell>
          <table:table-cell table:style-name="ce5" table:formula="of:=[.K39]-[.$C$15]" office:value-type="float" office:value="9.48232555301262" calcext:value-type="float">
            <text:p>9.48232555301262</text:p>
          </table:table-cell>
          <table:table-cell table:number-columns-repeated="2"/>
          <table:table-cell office:value-type="string" calcext:value-type="string">
            <text:p>--&gt; Sat lunch time, Monday morning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generation since 1x aTc</text:p>
          </table:table-cell>
          <table:table-cell table:style-name="ce6" table:number-columns-repeated="3"/>
          <table:table-cell table:style-name="ce6" table:formula="of:=[.E39]-[.$E$39]" office:value-type="float" office:value="0" calcext:value-type="float">
            <text:p>0</text:p>
          </table:table-cell>
          <table:table-cell table:style-name="ce6" table:formula="of:=[.F39]-[.$E$39]" office:value-type="float" office:value="1.35537191605293" calcext:value-type="float">
            <text:p>1.35537191605293</text:p>
          </table:table-cell>
          <table:table-cell table:style-name="ce6" table:number-columns-repeated="3"/>
          <table:table-cell table:style-name="ce6" table:formula="of:=[.J39]-[.$E$39]" office:value-type="float" office:value="5.68229086022844" calcext:value-type="float">
            <text:p>5.68229086022844</text:p>
          </table:table-cell>
          <table:table-cell table:style-name="ce6" table:formula="of:=[.K39]-[.$E$15]" office:value-type="float" office:value="6.21860873419269" calcext:value-type="float">
            <text:p>6.21860873419269</text:p>
          </table:table-cell>
          <table:table-cell table:style-name="ce8"/>
          <table:table-cell table:style-name="ce8" table:formula="of:=(7-[.K41])*[.K38]" office:value-type="float" office:value="12.9729138397247" calcext:value-type="float">
            <text:p>12.9729138397247</text:p>
          </table:table-cell>
          <table:table-cell table:style-name="ce8" office:value-type="string" calcext:value-type="string">
            <text:p>--&gt; at generation 7, 9, 11?</text:p>
          </table:table-cell>
          <table:table-cell table:style-name="ce8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4</text:p>
          </table:table-cell>
          <table:table-cell office:value-type="string" calcext:value-type="string">
            <text:p>21:45, 06/03/23</text:p>
          </table:table-cell>
          <table:table-cell office:value-type="string" calcext:value-type="string">
            <text:p>12:00, 08/03/23</text:p>
          </table:table-cell>
          <table:table-cell/>
          <table:table-cell office:value-type="string" calcext:value-type="string">
            <text:p>14:00, 10/03/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4</text:p>
          </table:table-cell>
          <table:table-cell office:value-type="float" office:value="0" calcext:value-type="float">
            <text:p>0</text:p>
          </table:table-cell>
          <table:table-cell table:formula="of:=[.B44]+48-(21.75-12)" office:value-type="float" office:value="38.25" calcext:value-type="float">
            <text:p>38.25</text:p>
          </table:table-cell>
          <table:table-cell/>
          <table:table-cell table:formula="of:=[.C44]+48+2" office:value-type="float" office:value="88.25" calcext:value-type="float">
            <text:p>88.2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C4-1-4, actual time</text:p>
          </table:table-cell>
          <table:table-cell table:style-name="ce2" office:value-type="string" calcext:value-type="string">
            <text:p>21:45, 06/03/23</text:p>
          </table:table-cell>
          <table:table-cell table:style-name="ce2" office:value-type="string" calcext:value-type="string">
            <text:p>12:00, 08/03/23</text:p>
          </table:table-cell>
          <table:table-cell table:style-name="ce2"/>
          <table:table-cell table:style-name="ce2" office:value-type="string" calcext:value-type="string">
            <text:p>14:00, 10/03/23</text:p>
          </table:table-cell>
          <table:table-cell table:style-name="ce2" office:value-type="string" calcext:value-type="string">
            <text:p>15:42, 11/03/23</text:p>
          </table:table-cell>
          <table:table-cell table:style-name="ce2"/>
          <table:table-cell table:style-name="ce2" office:value-type="string" calcext:value-type="string">
            <text:p>15:00, 14/03/23</text:p>
          </table:table-cell>
          <table:table-cell table:style-name="ce2"/>
          <table:table-cell table:style-name="ce2" office:value-type="string" calcext:value-type="string">
            <text:p>18:00, 16/03/23</text:p>
          </table:table-cell>
          <table:table-cell table:style-name="ce2" office:value-type="string" calcext:value-type="string">
            <text:p>13:00, 17/03/23</text:p>
          </table:table-cell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MC4-1-4, internal time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47]+48-(21.75-12)" office:value-type="float" office:value="38.25" calcext:value-type="float">
            <text:p>38.25</text:p>
          </table:table-cell>
          <table:table-cell table:style-name="ce4"/>
          <table:table-cell table:style-name="ce4" table:formula="of:=[.C47]+48+2" office:value-type="float" office:value="88.25" calcext:value-type="float">
            <text:p>88.25</text:p>
          </table:table-cell>
          <table:table-cell table:style-name="ce4" table:formula="of:=[.E47]+24+(15+40/60-14)" office:value-type="float" office:value="113.916666666667" calcext:value-type="float">
            <text:p>113.916666666667</text:p>
          </table:table-cell>
          <table:table-cell table:style-name="ce4"/>
          <table:table-cell table:style-name="ce4" table:formula="of:=[.F47]+(24*3)-(40/60)" office:value-type="float" office:value="185.25" calcext:value-type="float">
            <text:p>185.25</text:p>
          </table:table-cell>
          <table:table-cell table:style-name="ce4"/>
          <table:table-cell table:style-name="ce4" table:formula="of:=[.H47]+24+9+18" office:value-type="float" office:value="236.25" calcext:value-type="float">
            <text:p>236.25</text:p>
          </table:table-cell>
          <table:table-cell table:style-name="ce4" table:formula="of:=[.J47]+6+13" office:value-type="float" office:value="255.25" calcext:value-type="float">
            <text:p>255.2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0h – 40h</text:p>
          </table:table-cell>
          <table:table-cell/>
          <table:table-cell office:value-type="string" calcext:value-type="string">
            <text:p>40h – 90h</text:p>
          </table:table-cell>
          <table:table-cell office:value-type="string" calcext:value-type="string">
            <text:p>90h – 115h, growth: 105-115h, 90-92.5, µ for 105-115 -&gt; 12.5h of 25h growth</text:p>
          </table:table-cell>
          <table:table-cell/>
          <table:table-cell office:value-type="string" calcext:value-type="string">
            <text:p>115h-185h</text:p>
          </table:table-cell>
          <table:table-cell/>
          <table:table-cell office:value-type="string" calcext:value-type="string">
            <text:p>185h-235h</text:p>
          </table:table-cell>
          <table:table-cell office:value-type="string" calcext:value-type="string">
            <text:p>235h – 255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µ in this time, channel 1</text:p>
          </table:table-cell>
          <table:table-cell table:style-name="ce7"/>
          <table:table-cell table:style-name="ce7" office:value-type="float" office:value="0.0821" calcext:value-type="float">
            <text:p>0.0821</text:p>
          </table:table-cell>
          <table:table-cell table:style-name="ce7" table:number-columns-repeated="2"/>
          <table:table-cell table:style-name="ce7" office:value-type="float" office:value="0.0705" calcext:value-type="float">
            <text:p>0.0705</text:p>
          </table:table-cell>
          <table:table-cell table:style-name="ce7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Ch 2</text:p>
          </table:table-cell>
          <table:table-cell/>
          <table:table-cell office:value-type="string" calcext:value-type="string">
            <text:p>NA</text:p>
          </table:table-cell>
          <table:table-cell/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 3</text:p>
          </table:table-cell>
          <table:table-cell/>
          <table:table-cell office:value-type="float" office:value="0.072" calcext:value-type="float">
            <text:p>0.072</text:p>
          </table:table-cell>
          <table:table-cell table:number-columns-repeated="2"/>
          <table:table-cell office:value-type="float" office:value="0.0386" calcext:value-type="float">
            <text:p>0.03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 4</text:p>
          </table:table-cell>
          <table:table-cell table:style-name="ce8"/>
          <table:table-cell table:style-name="ce8" office:value-type="float" office:value="0.062" calcext:value-type="float">
            <text:p>0.062</text:p>
          </table:table-cell>
          <table:table-cell table:style-name="ce8"/>
          <table:table-cell table:style-name="ce8" office:value-type="string" calcext:value-type="string">
            <text:p>compare below!</text:p>
          </table:table-cell>
          <table:table-cell table:style-name="ce8" office:value-type="float" office:value="0.0508" calcext:value-type="float">
            <text:p>0.0508</text:p>
          </table:table-cell>
          <table:table-cell table:style-name="ce8"/>
          <table:table-cell table:style-name="ce8" office:value-type="string" calcext:value-type="string">
            <text:p>compare below!</text:p>
          </table:table-cell>
          <table:table-cell table:style-name="ce8"/>
          <table:table-cell table:number-columns-repeated="2" table:style-name="ce8" office:value-type="string" calcext:value-type="string">
            <text:p>compare below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AVERAGE([.C49:.C52])" office:value-type="float" office:value="0.0720333333333333" calcext:value-type="float">
            <text:p>0.0720333333333333</text:p>
          </table:table-cell>
          <table:table-cell/>
          <table:table-cell table:formula="of:=[.D83]" office:value-type="float" office:value="0.03356" calcext:value-type="float">
            <text:p>0.03356</text:p>
          </table:table-cell>
          <table:table-cell table:formula="of:=AVERAGE([.F49:.F52])/2" office:value-type="float" office:value="0.02665" calcext:value-type="float">
            <text:p>0.02665</text:p>
          </table:table-cell>
          <table:table-cell/>
          <table:table-cell table:formula="of:=[.H83]" office:value-type="float" office:value="0.0212952380952381" calcext:value-type="float">
            <text:p>0.0212952380952381</text:p>
          </table:table-cell>
          <table:table-cell/>
          <table:table-cell table:formula="of:=[.H92]" office:value-type="float" office:value="0.0290333333333333" calcext:value-type="float">
            <text:p>0.0290333333333333</text:p>
          </table:table-cell>
          <table:table-cell table:formula="of:=[.H101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ubling time</text:p>
          </table:table-cell>
          <table:table-cell/>
          <table:table-cell table:formula="of:=LN(2)/[.C53]" office:value-type="float" office:value="9.62258927200294" calcext:value-type="float">
            <text:p>9.62258927200294</text:p>
          </table:table-cell>
          <table:table-cell/>
          <table:table-cell table:formula="of:=LN(2)/[.E53]" office:value-type="float" office:value="20.6539684314644" calcext:value-type="float">
            <text:p>20.6539684314644</text:p>
          </table:table-cell>
          <table:table-cell table:formula="of:=LN(2)/[.F53]" office:value-type="float" office:value="26.0092750679154" calcext:value-type="float">
            <text:p>26.0092750679154</text:p>
          </table:table-cell>
          <table:table-cell/>
          <table:table-cell table:formula="of:=LN(2)/[.H53]" office:value-type="float" office:value="32.549398013772" calcext:value-type="float">
            <text:p>32.549398013772</text:p>
          </table:table-cell>
          <table:table-cell/>
          <table:table-cell table:formula="of:=LN(2)/[.J53]" office:value-type="float" office:value="23.8741853235343" calcext:value-type="float">
            <text:p>23.8741853235343</text:p>
          </table:table-cell>
          <table:table-cell table:formula="of:=LN(2)/[.K53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--&gt; maybe Monday morning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neration?</text:p>
          </table:table-cell>
          <table:table-cell/>
          <table:table-cell table:formula="of:=[.C47]/[.C54]" office:value-type="float" office:value="3.97502157878534" calcext:value-type="float">
            <text:p>3.97502157878534</text:p>
          </table:table-cell>
          <table:table-cell/>
          <table:table-cell table:formula="of:=([.E47]-[.C47])/[.E54]+[.C55]" office:value-type="float" office:value="6.39586385739702" calcext:value-type="float">
            <text:p>6.39586385739702</text:p>
          </table:table-cell>
          <table:table-cell table:formula="of:=([.F47]-[.E47])/[.F54]+[.E55]" office:value-type="float" office:value="7.38269131028243" calcext:value-type="float">
            <text:p>7.38269131028243</text:p>
          </table:table-cell>
          <table:table-cell/>
          <table:table-cell table:formula="of:=([.H47]-[.F47])/[.H54]+[.F55]" office:value-type="float" office:value="9.57423209709364" calcext:value-type="float">
            <text:p>9.57423209709364</text:p>
          </table:table-cell>
          <table:table-cell/>
          <table:table-cell table:formula="of:=([.J47]-[.H47])/[.J54]+[.H55]" office:value-type="float" office:value="11.7104306441379" calcext:value-type="float">
            <text:p>11.7104306441379</text:p>
          </table:table-cell>
          <table:table-cell table:formula="of:=([.K47]-[.I47])/[.K54]+[.I55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eneration since 0.2x aTc</text:p>
          </table:table-cell>
          <table:table-cell table:style-name="ce5"/>
          <table:table-cell table:style-name="ce5" table:formula="of:=[.C55]-[.$C$55]" office:value-type="float" office:value="0" calcext:value-type="float">
            <text:p>0</text:p>
          </table:table-cell>
          <table:table-cell table:style-name="ce5"/>
          <table:table-cell table:style-name="ce5" table:formula="of:=[.E55]-[.$C$55]" office:value-type="float" office:value="2.42084227861168" calcext:value-type="float">
            <text:p>2.42084227861168</text:p>
          </table:table-cell>
          <table:table-cell table:style-name="ce5" table:formula="of:=[.F55]-[.$C$55]" office:value-type="float" office:value="3.40766973149708" calcext:value-type="float">
            <text:p>3.40766973149708</text:p>
          </table:table-cell>
          <table:table-cell table:style-name="ce5"/>
          <table:table-cell table:style-name="ce5" table:formula="of:=[.H55]-[.$C$55]" office:value-type="float" office:value="5.5992105183083" calcext:value-type="float">
            <text:p>5.5992105183083</text:p>
          </table:table-cell>
          <table:table-cell table:style-name="ce5"/>
          <table:table-cell table:style-name="ce5" table:formula="of:=[.J55]-[.$C$55]" office:value-type="float" office:value="7.73540906535259" calcext:value-type="float">
            <text:p>7.73540906535259</text:p>
          </table:table-cell>
          <table:table-cell table:style-name="ce5" table:formula="of:=[.K55]-[.$C$1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--&gt; at generation 9, 11?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generation since 1x aTc</text:p>
          </table:table-cell>
          <table:table-cell table:style-name="ce6" table:number-columns-repeated="3"/>
          <table:table-cell table:style-name="ce6" table:formula="of:=[.E55]-[.$E$55]" office:value-type="float" office:value="0" calcext:value-type="float">
            <text:p>0</text:p>
          </table:table-cell>
          <table:table-cell table:style-name="ce6" table:formula="of:=[.F55]-[.$E$55]" office:value-type="float" office:value="0.986827452885399" calcext:value-type="float">
            <text:p>0.986827452885399</text:p>
          </table:table-cell>
          <table:table-cell table:style-name="ce6"/>
          <table:table-cell table:style-name="ce6" table:formula="of:=[.H55]-[.$E$55]" office:value-type="float" office:value="3.17836823969662" calcext:value-type="float">
            <text:p>3.17836823969662</text:p>
          </table:table-cell>
          <table:table-cell table:style-name="ce6"/>
          <table:table-cell table:style-name="ce6" table:formula="of:=[.J55]-[.$E$55]" office:value-type="float" office:value="5.31456678674091" calcext:value-type="float">
            <text:p>5.31456678674091</text:p>
          </table:table-cell>
          <table:table-cell table:style-name="ce6" table:formula="of:=[.K55]-[.$E$15]" office:value-type="string" office:string-value="" calcext:value-type="error">
            <text:p>#DIV/0!</text:p>
          </table:table-cell>
          <table:table-cell table:style-name="ce8"/>
          <table:table-cell table:style-name="ce8" table:formula="of:=(7-[.J57])*[.J54]" office:value-type="float" office:value="40.2383448837875" calcext:value-type="float">
            <text:p>40.2383448837875</text:p>
          </table:table-cell>
          <table:table-cell table:style-name="ce8" office:value-type="string" calcext:value-type="string">
            <text:p>--&gt; at generation 7, 9; next sampling: </text:p>
          </table:table-cell>
          <table:table-cell table:style-name="ce8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C4-5-8, actual time</text:p>
          </table:table-cell>
          <table:table-cell table:style-name="ce2" office:value-type="string" calcext:value-type="string">
            <text:p>21:45, 06/03/23</text:p>
          </table:table-cell>
          <table:table-cell table:style-name="ce2" office:value-type="string" calcext:value-type="string">
            <text:p>12:00, 08/03/23</text:p>
          </table:table-cell>
          <table:table-cell table:style-name="ce2" office:value-type="string" calcext:value-type="string">
            <text:p>11:30, 09/03/23</text:p>
          </table:table-cell>
          <table:table-cell table:style-name="ce2" office:value-type="string" calcext:value-type="string">
            <text:p>14:00, 10/03/23</text:p>
          </table:table-cell>
          <table:table-cell table:style-name="ce2" office:value-type="string" calcext:value-type="string">
            <text:p>15:40, 11/03/23</text:p>
          </table:table-cell>
          <table:table-cell table:style-name="ce2" office:value-type="string" calcext:value-type="string">
            <text:p>10:25, 13/03/23</text:p>
          </table:table-cell>
          <table:table-cell table:style-name="ce2" office:value-type="string" calcext:value-type="string">
            <text:p>15:00, 14/03/23</text:p>
          </table:table-cell>
          <table:table-cell table:style-name="ce2" office:value-type="string" calcext:value-type="string">
            <text:p>17:00, 15/03/23</text:p>
          </table:table-cell>
          <table:table-cell table:style-name="ce2" office:value-type="string" calcext:value-type="string">
            <text:p>18:00, 16/03/23</text:p>
          </table:table-cell>
          <table:table-cell table:style-name="ce2" office:value-type="string" calcext:value-type="string">
            <text:p>13:00, 17/03/23</text:p>
          </table:table-cell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MC4-5-8, internal time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60]+48-(21.75-12)" office:value-type="float" office:value="38.25" calcext:value-type="float">
            <text:p>38.25</text:p>
          </table:table-cell>
          <table:table-cell table:style-name="ce4" table:formula="of:=[.C60]+24-0.5" office:value-type="float" office:value="61.75" calcext:value-type="float">
            <text:p>61.75</text:p>
          </table:table-cell>
          <table:table-cell table:style-name="ce4" table:formula="of:=[.D60]+24+(14-11.5)" office:value-type="float" office:value="88.25" calcext:value-type="float">
            <text:p>88.25</text:p>
          </table:table-cell>
          <table:table-cell table:style-name="ce4" table:formula="of:=[.E60]+24+(15+40/60-14)" office:value-type="float" office:value="113.916666666667" calcext:value-type="float">
            <text:p>113.916666666667</text:p>
          </table:table-cell>
          <table:table-cell table:style-name="ce4" table:formula="of:=[.F60]+48-(15+40/60-10-25/60)" office:value-type="float" office:value="156.666666666667" calcext:value-type="float">
            <text:p>156.666666666667</text:p>
          </table:table-cell>
          <table:table-cell table:style-name="ce4" table:formula="of:=[.G60]+24+(15-(10+25/60))" office:value-type="float" office:value="185.25" calcext:value-type="float">
            <text:p>185.25</text:p>
          </table:table-cell>
          <table:table-cell table:style-name="ce4" table:formula="of:=[.H60]+26" office:value-type="float" office:value="211.25" calcext:value-type="float">
            <text:p>211.25</text:p>
          </table:table-cell>
          <table:table-cell table:style-name="ce4" table:formula="of:=[.I60]+7+18" office:value-type="float" office:value="236.25" calcext:value-type="float">
            <text:p>236.25</text:p>
          </table:table-cell>
          <table:table-cell table:style-name="ce4" table:formula="of:=[.J60]+6+13" office:value-type="float" office:value="255.25" calcext:value-type="float">
            <text:p>255.2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0h – 40h</text:p>
          </table:table-cell>
          <table:table-cell office:value-type="string" calcext:value-type="string">
            <text:p>40h – 60h</text:p>
          </table:table-cell>
          <table:table-cell office:value-type="string" calcext:value-type="string">
            <text:p>60h – 90h</text:p>
          </table:table-cell>
          <table:table-cell office:value-type="string" calcext:value-type="string">
            <text:p>90h – 115h</text:p>
          </table:table-cell>
          <table:table-cell office:value-type="string" calcext:value-type="string">
            <text:p>115h – 160h</text:p>
          </table:table-cell>
          <table:table-cell office:value-type="string" calcext:value-type="string">
            <text:p>160h-185h</text:p>
          </table:table-cell>
          <table:table-cell office:value-type="string" calcext:value-type="string">
            <text:p>185-210h</text:p>
          </table:table-cell>
          <table:table-cell office:value-type="string" calcext:value-type="string">
            <text:p>210h – 235h</text:p>
          </table:table-cell>
          <table:table-cell office:value-type="string" calcext:value-type="string">
            <text:p>235h – 255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µ in this time channel 5</text:p>
          </table:table-cell>
          <table:table-cell table:style-name="ce7"/>
          <table:table-cell table:style-name="ce7" office:value-type="float" office:value="0.0636" calcext:value-type="float">
            <text:p>0.0636</text:p>
          </table:table-cell>
          <table:table-cell table:style-name="ce7" office:value-type="float" office:value="0.078" calcext:value-type="float">
            <text:p>0.078</text:p>
          </table:table-cell>
          <table:table-cell table:style-name="ce7" office:value-type="float" office:value="0.0697" calcext:value-type="float">
            <text:p>0.0697</text:p>
          </table:table-cell>
          <table:table-cell table:style-name="ce7" office:value-type="float" office:value="0.0407" calcext:value-type="float">
            <text:p>0.0407</text:p>
          </table:table-cell>
          <table:table-cell table:style-name="ce7" office:value-type="float" office:value="0.0461" calcext:value-type="float">
            <text:p>0.0461</text:p>
          </table:table-cell>
          <table:table-cell table:style-name="ce7" office:value-type="float" office:value="0.0703" calcext:value-type="float">
            <text:p>0.0703</text:p>
          </table:table-cell>
          <table:table-cell table:style-name="ce7" office:value-type="float" office:value="0.0459" calcext:value-type="float">
            <text:p>0.0459</text:p>
          </table:table-cell>
          <table:table-cell table:style-name="ce7" office:value-type="float" office:value="0.0579" calcext:value-type="float">
            <text:p>0.0579</text:p>
          </table:table-cell>
          <table:table-cell table:style-name="ce7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 6</text:p>
          </table:table-cell>
          <table:table-cell/>
          <table:table-cell office:value-type="float" office:value="0.0605" calcext:value-type="float">
            <text:p>0.0605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839" calcext:value-type="float">
            <text:p>0.0839</text:p>
          </table:table-cell>
          <table:table-cell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 7</text:p>
          </table:table-cell>
          <table:table-cell/>
          <table:table-cell office:value-type="float" office:value="0.0749" calcext:value-type="float">
            <text:p>0.0749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85" calcext:value-type="float">
            <text:p>0.0485</text:p>
          </table:table-cell>
          <table:table-cell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 8</text:p>
          </table:table-cell>
          <table:table-cell table:style-name="ce8"/>
          <table:table-cell table:style-name="ce8" office:value-type="float" office:value="0.0759" calcext:value-type="float">
            <text:p>0.0759</text:p>
          </table:table-cell>
          <table:table-cell table:style-name="ce8" office:value-type="float" office:value="0.0572" calcext:value-type="float">
            <text:p>0.0572</text:p>
          </table:table-cell>
          <table:table-cell table:style-name="ce8" office:value-type="float" office:value="0.0453" calcext:value-type="float">
            <text:p>0.0453</text:p>
          </table:table-cell>
          <table:table-cell table:style-name="ce8" office:value-type="float" office:value="0.047" calcext:value-type="float">
            <text:p>0.047</text:p>
          </table:table-cell>
          <table:table-cell table:style-name="ce8" office:value-type="float" office:value="0.031" calcext:value-type="float">
            <text:p>0.031</text:p>
          </table:table-cell>
          <table:table-cell table:style-name="ce8" office:value-type="float" office:value="0.0488" calcext:value-type="float">
            <text:p>0.0488</text:p>
          </table:table-cell>
          <table:table-cell table:style-name="ce8" office:value-type="float" office:value="0.0401" calcext:value-type="float">
            <text:p>0.0401</text:p>
          </table:table-cell>
          <table:table-cell table:style-name="ce8" office:value-type="float" office:value="0.0326" calcext:value-type="float">
            <text:p>0.0326</text:p>
          </table:table-cell>
          <table:table-cell table:style-name="ce8" office:value-type="string" calcext:value-type="string">
            <text:p>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AVERAGE([.C62:.C65])" office:value-type="float" office:value="0.068725" calcext:value-type="float">
            <text:p>0.068725</text:p>
          </table:table-cell>
          <table:table-cell table:formula="of:=AVERAGE([.D62:.D65])" office:value-type="float" office:value="0.06815" calcext:value-type="float">
            <text:p>0.06815</text:p>
          </table:table-cell>
          <table:table-cell table:formula="of:=AVERAGE([.E62:.E65])" office:value-type="float" office:value="0.0604" calcext:value-type="float">
            <text:p>0.0604</text:p>
          </table:table-cell>
          <table:table-cell table:formula="of:=AVERAGE([.F62:.F65])" office:value-type="float" office:value="0.041675" calcext:value-type="float">
            <text:p>0.041675</text:p>
          </table:table-cell>
          <table:table-cell table:formula="of:=AVERAGE([.G62:.G65])" office:value-type="float" office:value="0.042425" calcext:value-type="float">
            <text:p>0.042425</text:p>
          </table:table-cell>
          <table:table-cell table:formula="of:=AVERAGE([.H62:.H65])" office:value-type="float" office:value="0.0574" calcext:value-type="float">
            <text:p>0.0574</text:p>
          </table:table-cell>
          <table:table-cell table:formula="of:=AVERAGE([.I62:.I65])" office:value-type="float" office:value="0.043975" calcext:value-type="float">
            <text:p>0.043975</text:p>
          </table:table-cell>
          <table:table-cell table:formula="of:=AVERAGE([.J62:.J65])" office:value-type="float" office:value="0.055725" calcext:value-type="float">
            <text:p>0.055725</text:p>
          </table:table-cell>
          <table:table-cell table:formula="of:=AVERAGE([.K62:.K65])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ubling time</text:p>
          </table:table-cell>
          <table:table-cell/>
          <table:table-cell table:formula="of:=LN(2)/[.C66]" office:value-type="float" office:value="10.0858083748264" calcext:value-type="float">
            <text:p>10.0858083748264</text:p>
          </table:table-cell>
          <table:table-cell table:formula="of:=LN(2)/[.D66]" office:value-type="float" office:value="10.1709050705788" calcext:value-type="float">
            <text:p>10.1709050705788</text:p>
          </table:table-cell>
          <table:table-cell table:formula="of:=LN(2)/[.E66]" office:value-type="float" office:value="11.4759466980123" calcext:value-type="float">
            <text:p>11.4759466980123</text:p>
          </table:table-cell>
          <table:table-cell table:formula="of:=LN(2)/[.F66]" office:value-type="float" office:value="16.6322058922602" calcext:value-type="float">
            <text:p>16.6322058922602</text:p>
          </table:table-cell>
          <table:table-cell table:formula="of:=LN(2)/[.G66]" office:value-type="float" office:value="16.3381775028862" calcext:value-type="float">
            <text:p>16.3381775028862</text:p>
          </table:table-cell>
          <table:table-cell table:formula="of:=LN(2)/[.H66]" office:value-type="float" office:value="12.0757348529607" calcext:value-type="float">
            <text:p>12.0757348529607</text:p>
          </table:table-cell>
          <table:table-cell table:formula="of:=LN(2)/[.I66]" office:value-type="float" office:value="15.7623008654905" calcext:value-type="float">
            <text:p>15.7623008654905</text:p>
          </table:table-cell>
          <table:table-cell table:formula="of:=LN(2)/[.J66]" office:value-type="float" office:value="12.438711180977" calcext:value-type="float">
            <text:p>12.438711180977</text:p>
          </table:table-cell>
          <table:table-cell table:formula="of:=LN(2)/[.K66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neration?</text:p>
          </table:table-cell>
          <table:table-cell/>
          <table:table-cell table:formula="of:=[.C60]/[.C67]" office:value-type="float" office:value="3.79245753820485" calcext:value-type="float">
            <text:p>3.79245753820485</text:p>
          </table:table-cell>
          <table:table-cell table:formula="of:=([.D60]-[.C60])/[.D67]+[.C68]" office:value-type="float" office:value="6.10296971356454" calcext:value-type="float">
            <text:p>6.10296971356454</text:p>
          </table:table-cell>
          <table:table-cell table:formula="of:=([.E60]-[.D60])/[.E67]+[.D68]" office:value-type="float" office:value="8.41214739601142" calcext:value-type="float">
            <text:p>8.41214739601142</text:p>
          </table:table-cell>
          <table:table-cell table:formula="of:=([.F60]-[.E60])/[.F67]+[.E68]" office:value-type="float" office:value="9.95533816895699" calcext:value-type="float">
            <text:p>9.95533816895699</text:p>
          </table:table-cell>
          <table:table-cell table:formula="of:=([.G60]-[.F60])/[.G67]+[.F68]" office:value-type="float" office:value="12.5719090803973" calcext:value-type="float">
            <text:p>12.5719090803973</text:p>
          </table:table-cell>
          <table:table-cell table:formula="of:=([.H60]-[.G60])/[.H67]+[.G68]" office:value-type="float" office:value="14.9389147890664" calcext:value-type="float">
            <text:p>14.9389147890664</text:p>
          </table:table-cell>
          <table:table-cell table:formula="of:=([.I60]-[.H60])/[.I67]+[.H68]" office:value-type="float" office:value="16.5884201640668" calcext:value-type="float">
            <text:p>16.5884201640668</text:p>
          </table:table-cell>
          <table:table-cell table:formula="of:=([.J60]-[.I60])/[.J67]+[.I68]" office:value-type="float" office:value="18.5982746929053" calcext:value-type="float">
            <text:p>18.5982746929053</text:p>
          </table:table-cell>
          <table:table-cell table:formula="of:=([.K60]-[.I60])/[.K67]+[.I68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eneration since 0.2x aTc</text:p>
          </table:table-cell>
          <table:table-cell table:style-name="ce5"/>
          <table:table-cell table:style-name="ce5" table:formula="of:=[.C68]-[.$C$68]" office:value-type="float" office:value="0" calcext:value-type="float">
            <text:p>0</text:p>
          </table:table-cell>
          <table:table-cell table:style-name="ce5" table:formula="of:=[.D68]-[.$C$68]" office:value-type="float" office:value="2.3105121753597" calcext:value-type="float">
            <text:p>2.3105121753597</text:p>
          </table:table-cell>
          <table:table-cell table:style-name="ce5" table:formula="of:=[.E68]-[.$C$68]" office:value-type="float" office:value="4.61968985780657" calcext:value-type="float">
            <text:p>4.61968985780657</text:p>
          </table:table-cell>
          <table:table-cell table:style-name="ce5" table:formula="of:=[.F68]-[.$C$68]" office:value-type="float" office:value="6.16288063075213" calcext:value-type="float">
            <text:p>6.16288063075213</text:p>
          </table:table-cell>
          <table:table-cell table:style-name="ce5" table:formula="of:=[.G68]-[.$C$68]" office:value-type="float" office:value="8.77945154219241" calcext:value-type="float">
            <text:p>8.77945154219241</text:p>
          </table:table-cell>
          <table:table-cell table:style-name="ce5" table:formula="of:=[.H68]-[.$C$68]" office:value-type="float" office:value="11.1464572508616" calcext:value-type="float">
            <text:p>11.1464572508616</text:p>
          </table:table-cell>
          <table:table-cell table:style-name="ce5" table:formula="of:=[.I68]-[.$C$68]" office:value-type="float" office:value="12.795962625862" calcext:value-type="float">
            <text:p>12.795962625862</text:p>
          </table:table-cell>
          <table:table-cell table:style-name="ce5" table:formula="of:=[.J68]-[.$C$68]" office:value-type="float" office:value="14.8058171547004" calcext:value-type="float">
            <text:p>14.8058171547004</text:p>
          </table:table-cell>
          <table:table-cell table:style-name="ce5" table:formula="of:=[.K68]-[.$C$1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--&gt; dilute, take the rest of the flasks in 12 or 15ml samples, use these as mock samples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generation since 1x aTc</text:p>
          </table:table-cell>
          <table:table-cell table:style-name="ce6" table:number-columns-repeated="3"/>
          <table:table-cell table:style-name="ce6" table:formula="of:=[.E68]-[.$E$68]" office:value-type="float" office:value="0" calcext:value-type="float">
            <text:p>0</text:p>
          </table:table-cell>
          <table:table-cell table:style-name="ce6" table:formula="of:=[.F68]-[.$E$68]" office:value-type="float" office:value="1.54319077294555" calcext:value-type="float">
            <text:p>1.54319077294555</text:p>
          </table:table-cell>
          <table:table-cell table:style-name="ce6" table:formula="of:=[.G68]-[.$E$68]" office:value-type="float" office:value="4.15976168438584" calcext:value-type="float">
            <text:p>4.15976168438584</text:p>
          </table:table-cell>
          <table:table-cell table:style-name="ce6" table:formula="of:=[.H68]-[.$E$68]" office:value-type="float" office:value="6.52676739305501" calcext:value-type="float">
            <text:p>6.52676739305501</text:p>
          </table:table-cell>
          <table:table-cell table:style-name="ce6" table:formula="of:=[.I68]-[.$E$68]" office:value-type="float" office:value="8.17627276805541" calcext:value-type="float">
            <text:p>8.17627276805541</text:p>
          </table:table-cell>
          <table:table-cell table:style-name="ce6" table:formula="of:=[.J68]-[.$E$68]" office:value-type="float" office:value="10.1861272968938" calcext:value-type="float">
            <text:p>10.1861272968938</text:p>
          </table:table-cell>
          <table:table-cell table:style-name="ce6" table:formula="of:=[.K68]-[.$E$15]" office:value-type="string" office:string-value="" calcext:value-type="error">
            <text:p>#DIV/0!</text:p>
          </table:table-cell>
          <table:table-cell table:style-name="ce8"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style-name="ce7" office:value-type="string" calcext:value-type="string">
            <text:p>MC1-4 phase between 40h and 90h</text:p>
          </table:table-cell>
          <table:table-cell table:style-name="ce7"/>
          <table:table-cell table:style-name="ce12"/>
          <table:table-cell table:style-name="ce9"/>
          <table:table-cell table:style-name="ce7" office:value-type="string" calcext:value-type="string">
            <text:p>MC4 1-4 phase between 115 h and 185 h</text:p>
          </table:table-cell>
          <table:table-cell table:style-name="ce7"/>
          <table:table-cell table:style-name="ce12"/>
          <table:table-cell table:number-columns-repeated="1014"/>
        </table:table-row>
        <table:table-row table:style-name="ro1">
          <table:table-cell table:number-columns-repeated="2"/>
          <table:table-cell table:style-name="ce10"/>
          <table:table-cell office:value-type="string" calcext:value-type="string">
            <text:p>40h-45h</text:p>
          </table:table-cell>
          <table:table-cell office:value-type="string" calcext:value-type="string">
            <text:p>60h – 70h</text:p>
          </table:table-cell>
          <table:table-cell table:style-name="ce13" office:value-type="string" calcext:value-type="string">
            <text:p>80h-90h</text:p>
          </table:table-cell>
          <table:table-cell table:style-name="ce10"/>
          <table:table-cell office:value-type="string" calcext:value-type="string">
            <text:p>130h-140h(10h)</text:p>
          </table:table-cell>
          <table:table-cell office:value-type="string" calcext:value-type="string">
            <text:p>150h-165h(15h)</text:p>
          </table:table-cell>
          <table:table-cell table:style-name="ce13" office:value-type="string" calcext:value-type="string">
            <text:p>175-185h(10h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>
            <text:p>ch1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0895" calcext:value-type="float">
            <text:p>0.0895</text:p>
          </table:table-cell>
          <table:table-cell table:style-name="ce13" office:value-type="float" office:value="0.0544" calcext:value-type="float">
            <text:p>0.0544</text:p>
          </table:table-cell>
          <table:table-cell table:style-name="ce10" office:value-type="string" calcext:value-type="string">
            <text:p>ch1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415" calcext:value-type="float">
            <text:p>0.0415</text:p>
          </table:table-cell>
          <table:table-cell table:style-name="ce13" office:value-type="float" office:value="0.0489" calcext:value-type="float">
            <text:p>0.048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>
            <text:p>ch3</text:p>
          </table:table-cell>
          <table:table-cell office:value-type="float" office:value="0.0882" calcext:value-type="float">
            <text:p>0.0882</text:p>
          </table:table-cell>
          <table:table-cell office:value-type="float" office:value="0.0794" calcext:value-type="float">
            <text:p>0.0794</text:p>
          </table:table-cell>
          <table:table-cell table:style-name="ce13" office:value-type="float" office:value="0.0502" calcext:value-type="float">
            <text:p>0.0502</text:p>
          </table:table-cell>
          <table:table-cell table:style-name="ce10" office:value-type="string" calcext:value-type="string">
            <text:p>ch3</text:p>
          </table:table-cell>
          <table:table-cell office:value-type="float" office:value="0.0603" calcext:value-type="float">
            <text:p>0.0603</text:p>
          </table:table-cell>
          <table:table-cell office:value-type="float" office:value="0.028" calcext:value-type="float">
            <text:p>0.028</text:p>
          </table:table-cell>
          <table:table-cell table:style-name="ce13" office:value-type="float" office:value="0.0357" calcext:value-type="float">
            <text:p>0.0357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>
            <text:p>ch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2" calcext:value-type="float">
            <text:p>0.0632</text:p>
          </table:table-cell>
          <table:table-cell table:style-name="ce13" office:value-type="float" office:value="0.0545" calcext:value-type="float">
            <text:p>0.0545</text:p>
          </table:table-cell>
          <table:table-cell table:style-name="ce10" office:value-type="string" calcext:value-type="string">
            <text:p>ch4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401" calcext:value-type="float">
            <text:p>0.0401</text:p>
          </table:table-cell>
          <table:table-cell table:style-name="ce13" office:value-type="float" office:value="0.0623" calcext:value-type="float">
            <text:p>0.062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>
            <text:p>average</text:p>
          </table:table-cell>
          <table:table-cell table:formula="of:=AVERAGE([.D78:.D80])" office:value-type="float" office:value="0.0748" calcext:value-type="float">
            <text:p>0.0748</text:p>
          </table:table-cell>
          <table:table-cell table:formula="of:=AVERAGE([.E78:.E80])" office:value-type="float" office:value="0.0773666666666667" calcext:value-type="float">
            <text:p>0.0773666666666667</text:p>
          </table:table-cell>
          <table:table-cell table:style-name="ce13" table:formula="of:=AVERAGE([.F78:.F80])" office:value-type="float" office:value="0.0530333333333333" calcext:value-type="float">
            <text:p>0.0530333333333333</text:p>
          </table:table-cell>
          <table:table-cell table:style-name="ce10" office:value-type="string" calcext:value-type="string">
            <text:p>average</text:p>
          </table:table-cell>
          <table:table-cell table:formula="of:=AVERAGE([.H78:.H80])" office:value-type="float" office:value="0.0453" calcext:value-type="float">
            <text:p>0.0453</text:p>
          </table:table-cell>
          <table:table-cell table:formula="of:=AVERAGE([.I78:.I80])" office:value-type="float" office:value="0.0365333333333333" calcext:value-type="float">
            <text:p>0.0365333333333333</text:p>
          </table:table-cell>
          <table:table-cell table:style-name="ce13" table:formula="of:=AVERAGE([.J78:.J80])" office:value-type="float" office:value="0.0489666666666667" calcext:value-type="float">
            <text:p>0.0489666666666667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>
            <text:p>average in this time: </text:p>
          </table:table-cell>
          <table:table-cell table:formula="of:=(5*[.D81]+10*[.E81]+10*[.F81])/25" office:value-type="float" office:value="0.06712" calcext:value-type="float">
            <text:p>0.06712</text:p>
          </table:table-cell>
          <table:table-cell/>
          <table:table-cell table:style-name="ce13"/>
          <table:table-cell table:style-name="ce10" office:value-type="string" calcext:value-type="string">
            <text:p>average in this time: </text:p>
          </table:table-cell>
          <table:table-cell table:formula="of:=(10*[.H81]+15*[.I81]+10*[.J81])/35" office:value-type="float" office:value="0.0425904761904762" calcext:value-type="float">
            <text:p>0.0425904761904762</text:p>
          </table:table-cell>
          <table:table-cell/>
          <table:table-cell table:style-name="ce13"/>
          <table:table-cell table:number-columns-repeated="1014"/>
        </table:table-row>
        <table:table-row table:style-name="ro1">
          <table:table-cell table:number-columns-repeated="2"/>
          <table:table-cell table:style-name="ce11" office:value-type="string" calcext:value-type="string">
            <text:p>25h of 50h: </text:p>
          </table:table-cell>
          <table:table-cell table:style-name="ce8" table:formula="of:=[.D82]/2" office:value-type="float" office:value="0.03356" calcext:value-type="float">
            <text:p>0.03356</text:p>
          </table:table-cell>
          <table:table-cell table:style-name="ce8"/>
          <table:table-cell table:style-name="ce14"/>
          <table:table-cell table:style-name="ce11" office:value-type="string" calcext:value-type="string">
            <text:p>35h/70h growth</text:p>
          </table:table-cell>
          <table:table-cell table:style-name="ce8" table:formula="of:=[.H82]/2" office:value-type="float" office:value="0.0212952380952381" calcext:value-type="float">
            <text:p>0.0212952380952381</text:p>
          </table:table-cell>
          <table:table-cell table:style-name="ce8"/>
          <table:table-cell table:style-name="ce1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style-name="ce7" office:value-type="string" calcext:value-type="string">
            <text:p>MC4 1-4 phase between 185h and 235h</text:p>
          </table:table-cell>
          <table:table-cell table:style-name="ce7"/>
          <table:table-cell table:style-name="ce12"/>
          <table:table-cell table:number-columns-repeated="1014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185h – 190h</text:p>
          </table:table-cell>
          <table:table-cell office:value-type="string" calcext:value-type="string">
            <text:p>200h-215h</text:p>
          </table:table-cell>
          <table:table-cell table:style-name="ce13" office:value-type="string" calcext:value-type="string">
            <text:p>225h-235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0" office:value-type="string" calcext:value-type="string">
            <text:p>ch1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922" calcext:value-type="float">
            <text:p>0.0922</text:p>
          </table:table-cell>
          <table:table-cell table:style-name="ce13" office:value-type="float" office:value="0.034" calcext:value-type="float">
            <text:p>0.034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0" office:value-type="string" calcext:value-type="string">
            <text:p>ch3</text:p>
          </table:table-cell>
          <table:table-cell office:value-type="string" calcext:value-type="string">
            <text:p>NA</text:p>
          </table:table-cell>
          <table:table-cell office:value-type="float" office:value="0.0371" calcext:value-type="float">
            <text:p>0.0371</text:p>
          </table:table-cell>
          <table:table-cell table:style-name="ce13" office:value-type="float" office:value="0.0334" calcext:value-type="float">
            <text:p>0.0334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0" office:value-type="string" calcext:value-type="string">
            <text:p>ch4</text:p>
          </table:table-cell>
          <table:table-cell office:value-type="string" calcext:value-type="string">
            <text:p>NA</text:p>
          </table:table-cell>
          <table:table-cell office:value-type="float" office:value="0.0418" calcext:value-type="float">
            <text:p>0.0418</text:p>
          </table:table-cell>
          <table:table-cell table:style-name="ce13" office:value-type="float" office:value="0.0393" calcext:value-type="float">
            <text:p>0.039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0" office:value-type="string" calcext:value-type="string">
            <text:p>average</text:p>
          </table:table-cell>
          <table:table-cell table:formula="of:=AVERAGE([.H87:.H89])" office:value-type="float" office:value="0.0481" calcext:value-type="float">
            <text:p>0.0481</text:p>
          </table:table-cell>
          <table:table-cell table:formula="of:=AVERAGE([.I87:.I89])" office:value-type="float" office:value="0.0570333333333333" calcext:value-type="float">
            <text:p>0.0570333333333333</text:p>
          </table:table-cell>
          <table:table-cell table:style-name="ce13" table:formula="of:=AVERAGE([.J87:.J89])" office:value-type="float" office:value="0.0355666666666667" calcext:value-type="float">
            <text:p>0.035566666666666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0" office:value-type="string" calcext:value-type="string">
            <text:p>average in this time: </text:p>
          </table:table-cell>
          <table:table-cell table:formula="of:=(5*[.H90]+15*[.I90]+10*[.J90])/30" office:value-type="float" office:value="0.0483888888888889" calcext:value-type="float">
            <text:p>0.0483888888888889</text:p>
          </table:table-cell>
          <table:table-cell/>
          <table:table-cell table:style-name="ce13"/>
          <table:table-cell table:number-columns-repeated="1014"/>
        </table:table-row>
        <table:table-row table:style-name="ro1">
          <table:table-cell table:number-columns-repeated="6"/>
          <table:table-cell table:style-name="ce11" office:value-type="string" calcext:value-type="string">
            <text:p>35h/70h growth</text:p>
          </table:table-cell>
          <table:table-cell table:style-name="ce8" table:formula="of:=[.H91]*30/50" office:value-type="float" office:value="0.0290333333333333" calcext:value-type="float">
            <text:p>0.0290333333333333</text:p>
          </table:table-cell>
          <table:table-cell table:style-name="ce8"/>
          <table:table-cell table:style-name="ce1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style-name="ce7" office:value-type="string" calcext:value-type="string">
            <text:p>MC4 1-4 phase between 235h and 255h</text:p>
          </table:table-cell>
          <table:table-cell table:style-name="ce7"/>
          <table:table-cell table:style-name="ce12"/>
          <table:table-cell table:number-columns-repeated="1014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130h-140h(10h)</text:p>
          </table:table-cell>
          <table:table-cell office:value-type="string" calcext:value-type="string">
            <text:p>150h-165h(15h)</text:p>
          </table:table-cell>
          <table:table-cell table:style-name="ce13" office:value-type="string" calcext:value-type="string">
            <text:p>175-185h(10h)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0" office:value-type="string" calcext:value-type="string">
            <text:p>ch1</text:p>
          </table:table-cell>
          <table:table-cell table:number-columns-repeated="2"/>
          <table:table-cell table:style-name="ce13"/>
          <table:table-cell table:number-columns-repeated="1014"/>
        </table:table-row>
        <table:table-row table:style-name="ro1">
          <table:table-cell table:number-columns-repeated="6"/>
          <table:table-cell table:style-name="ce10" office:value-type="string" calcext:value-type="string">
            <text:p>ch3</text:p>
          </table:table-cell>
          <table:table-cell table:number-columns-repeated="2"/>
          <table:table-cell table:style-name="ce13"/>
          <table:table-cell table:number-columns-repeated="1014"/>
        </table:table-row>
        <table:table-row table:style-name="ro1">
          <table:table-cell table:number-columns-repeated="6"/>
          <table:table-cell table:style-name="ce10" office:value-type="string" calcext:value-type="string">
            <text:p>ch4</text:p>
          </table:table-cell>
          <table:table-cell table:number-columns-repeated="2"/>
          <table:table-cell table:style-name="ce13"/>
          <table:table-cell table:number-columns-repeated="1014"/>
        </table:table-row>
        <table:table-row table:style-name="ro1">
          <table:table-cell table:number-columns-repeated="6"/>
          <table:table-cell table:style-name="ce10" office:value-type="string" calcext:value-type="string">
            <text:p>average</text:p>
          </table:table-cell>
          <table:table-cell table:formula="of:=AVERAGE([.H96:.H98])" office:value-type="string" office:string-value="" calcext:value-type="error">
            <text:p>#DIV/0!</text:p>
          </table:table-cell>
          <table:table-cell table:formula="of:=AVERAGE([.I96:.I98])" office:value-type="string" office:string-value="" calcext:value-type="error">
            <text:p>#DIV/0!</text:p>
          </table:table-cell>
          <table:table-cell table:style-name="ce13" table:formula="of:=AVERAGE([.J96:.J98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0" office:value-type="string" calcext:value-type="string">
            <text:p>average in this time: </text:p>
          </table:table-cell>
          <table:table-cell table:formula="of:=(10*[.H99]+15*[.I99]+10*[.J99])/35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1014"/>
        </table:table-row>
        <table:table-row table:style-name="ro1">
          <table:table-cell table:number-columns-repeated="6"/>
          <table:table-cell table:style-name="ce11" office:value-type="string" calcext:value-type="string">
            <text:p>35h/70h growth</text:p>
          </table:table-cell>
          <table:table-cell table:style-name="ce8" table:formula="of:=[.H100]/2" office:value-type="string" office:string-value="" calcext:value-type="error">
            <text:p>#DIV/0!</text:p>
          </table:table-cell>
          <table:table-cell table:style-name="ce8"/>
          <table:table-cell table:style-name="ce14"/>
          <table:table-cell table:number-columns-repeated="1014"/>
        </table:table-row>
      </table:table>
      <table:table table:name="Sheet1" table:style-name="ta1"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6" table:default-cell-style-name="Default"/>
        <table:table-row table:style-name="ro1">
          <table:table-cell table:number-columns-repeated="6"/>
          <table:table-cell office:value-type="string" calcext:value-type="string">
            <text:p>G2 sampling</text:p>
          </table:table-cell>
          <table:table-cell table:number-columns-repeated="23"/>
        </table:table-row>
        <table:table-row table:style-name="ro1" table:number-rows-repeated="4">
          <table:table-cell table:number-columns-repeated="30"/>
        </table:table-row>
        <table:table-row table:style-name="ro1">
          <table:table-cell office:value-type="string" calcext:value-type="string">
            <text:p>first sampling: 08/03/23, 12:00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C2</text:p>
          </table:table-cell>
          <table:table-cell table:number-columns-repeated="5"/>
          <table:table-cell office:value-type="string" calcext:value-type="string">
            <text:p>MC2</text:p>
          </table:table-cell>
          <table:table-cell table:number-columns-repeated="5"/>
          <table:table-cell office:value-type="string" calcext:value-type="string">
            <text:p>MC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µ in hours 45 – 70 (calculated at 18:11, 09/03/23)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µ in hours 70 – 115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µ from hour 110 – 165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78" calcext:value-type="float">
            <text:p>0.047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131" calcext:value-type="float">
            <text:p>0.013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129" calcext:value-type="float">
            <text:p>0.0129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69" calcext:value-type="float">
            <text:p>0.036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411" calcext:value-type="float">
            <text:p>0.04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379" calcext:value-type="float">
            <text:p>0.0379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85" calcext:value-type="float">
            <text:p>0.048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277" calcext:value-type="float">
            <text:p>0.027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248" calcext:value-type="float">
            <text:p>0.0248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24" calcext:value-type="float">
            <text:p>0.0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0:.B12])" office:value-type="float" office:value="0.0444" calcext:value-type="float">
            <text:p>0.0444</text:p>
          </table:table-cell>
          <table:table-cell table:formula="of:=LN(2)/[.B14]" office:value-type="float" office:value="15.6114229855844" calcext:value-type="float">
            <text:p>15.6114229855844</text:p>
          </table:table-cell>
          <table:table-cell table:formula="of:=[.C14]*2" office:value-type="float" office:value="31.2228459711687" calcext:value-type="float">
            <text:p>31.2228459711687</text:p>
          </table:table-cell>
          <table:table-cell table:style-name="ce1" office:value-type="string" calcext:value-type="string">
            <text:p>-&gt; G2 sampling: 09/03/23, 18:50</text:p>
          </table:table-cell>
          <table:table-cell/>
          <table:table-cell office:value-type="string" calcext:value-type="string">
            <text:p>average</text:p>
          </table:table-cell>
          <table:table-cell table:formula="of:=AVERAGE([.H10:.H12])" office:value-type="float" office:value="0.0273" calcext:value-type="float">
            <text:p>0.0273</text:p>
          </table:table-cell>
          <table:table-cell table:formula="of:=LN(2)/[.H14]" office:value-type="float" office:value="25.3900066139174" calcext:value-type="float">
            <text:p>25.3900066139174</text:p>
          </table:table-cell>
          <table:table-cell table:formula="of:=[.I14]*2" office:value-type="float" office:value="50.7800132278348" calcext:value-type="float">
            <text:p>50.7800132278348</text:p>
          </table:table-cell>
          <table:table-cell table:style-name="ce1" office:value-type="string" calcext:value-type="string">
            <text:p>-&gt; G4 sampling: 11/03/23, 14:00</text:p>
          </table:table-cell>
          <table:table-cell/>
          <table:table-cell office:value-type="string" calcext:value-type="string">
            <text:p>average</text:p>
          </table:table-cell>
          <table:table-cell table:formula="of:=AVERAGE([.N10:.N12])" office:value-type="float" office:value="0.0252" calcext:value-type="float">
            <text:p>0.0252</text:p>
          </table:table-cell>
          <table:table-cell table:formula="of:=LN(2)/[.N14]" office:value-type="float" office:value="27.5058404984105" calcext:value-type="float">
            <text:p>27.5058404984105</text:p>
          </table:table-cell>
          <table:table-cell table:formula="of:=[.O14]*2" office:value-type="float" office:value="55.0116809968211" calcext:value-type="float">
            <text:p>55.0116809968211</text:p>
          </table:table-cell>
          <table:table-cell table:style-name="ce1" office:value-type="string" calcext:value-type="string">
            <text:p>-&gt; G4 sampling: 14/03/23, 05:00</text:p>
          </table:table-cell>
          <table:table-cell table:number-columns-repeated="6"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table:formula="of:=[.D14]-24" office:value-type="float" office:value="7.22284597116871" calcext:value-type="float">
            <text:p>7.22284597116871</text:p>
          </table:table-cell>
          <table:table-cell table:formula="of:=12+[.D15]" office:value-type="float" office:value="19.2228459711687" calcext:value-type="float">
            <text:p>19.2228459711687</text:p>
          </table:table-cell>
          <table:table-cell table:number-columns-repeated="4"/>
          <table:table-cell table:formula="of:=[.J14]-24" office:value-type="float" office:value="26.7800132278348" calcext:value-type="float">
            <text:p>26.7800132278348</text:p>
          </table:table-cell>
          <table:table-cell table:formula="of:=19.2+[.J15]-24" office:value-type="float" office:value="21.9800132278348" calcext:value-type="float">
            <text:p>21.9800132278348</text:p>
          </table:table-cell>
          <table:table-cell table:number-columns-repeated="4"/>
          <table:table-cell table:formula="of:=[.P14]-24" office:value-type="float" office:value="31.0116809968211" calcext:value-type="float">
            <text:p>31.0116809968211</text:p>
          </table:table-cell>
          <table:table-cell table:formula="of:=22+[.P15]-24-24" office:value-type="float" office:value="5.01168099682106" calcext:value-type="float">
            <text:p>5.01168099682106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G4 would have been at: </text:p>
          </table:table-cell>
          <table:table-cell table:number-columns-repeated="4"/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MC2</text:p>
          </table:table-cell>
          <table:table-cell table:number-columns-repeated="9"/>
          <table:table-cell office:value-type="string" calcext:value-type="string">
            <text:p>11.03.23, 22 Uh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µ in hours 45 – 65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04" calcext:value-type="float">
            <text:p>0.0304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78" calcext:value-type="float">
            <text:p>0.0478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63" calcext:value-type="float">
            <text:p>0.0463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21" calcext:value-type="float">
            <text:p>0.022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9:.B22])" office:value-type="float" office:value="0.03665" calcext:value-type="float">
            <text:p>0.03665</text:p>
          </table:table-cell>
          <table:table-cell table:formula="of:=LN(2)/[.B23]" office:value-type="float" office:value="18.9126106564787" calcext:value-type="float">
            <text:p>18.9126106564787</text:p>
          </table:table-cell>
          <table:table-cell table:formula="of:=[.C23]*2" office:value-type="float" office:value="37.8252213129574" calcext:value-type="float">
            <text:p>37.8252213129574</text:p>
          </table:table-cell>
          <table:table-cell table:style-name="ce1" office:value-type="string" calcext:value-type="string">
            <text:p>-&gt; G2 sampling: 10/03/23, 01:00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inus 24 h: </text:p>
          </table:table-cell>
          <table:table-cell table:formula="of:=[.D23]-24" office:value-type="float" office:value="13.8252213129574" calcext:value-type="float">
            <text:p>13.8252213129574</text:p>
          </table:table-cell>
          <table:table-cell table:formula="of:=12+[.D24]" office:value-type="float" office:value="25.8252213129574" calcext:value-type="float">
            <text:p>25.8252213129574</text:p>
          </table:table-cell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C3</text:p>
          </table:table-cell>
          <table:table-cell table:number-columns-repeated="5"/>
          <table:table-cell office:value-type="string" calcext:value-type="string">
            <text:p>MC3</text:p>
          </table:table-cell>
          <table:table-cell table:number-columns-repeated="5"/>
          <table:table-cell office:value-type="string" calcext:value-type="string">
            <text:p>MC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µ in hours 25 – 45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µ in hours 45 - 75 hours, checked at 11:42, 10/03, when 75 hours was not yet full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µ in hours 75 – 120 hours, checked at 12/03/23, 11:15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23" calcext:value-type="float">
            <text:p>0.042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349" calcext:value-type="float">
            <text:p>0.034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432" calcext:value-type="float">
            <text:p>0.0432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39" calcext:value-type="float">
            <text:p>0.043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293" calcext:value-type="float">
            <text:p>0.029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502" calcext:value-type="float">
            <text:p>0.050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64" calcext:value-type="float">
            <text:p>0.066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584" calcext:value-type="float">
            <text:p>0.058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(took from last measurement, because since then not really growth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8]; [.B29]; [.B31])" office:value-type="float" office:value="0.0508666666666667" calcext:value-type="float">
            <text:p>0.0508666666666667</text:p>
          </table:table-cell>
          <table:table-cell table:formula="of:=LN(2)/[.B32]" office:value-type="float" office:value="13.6267466689373" calcext:value-type="float">
            <text:p>13.6267466689373</text:p>
          </table:table-cell>
          <table:table-cell table:formula="of:=[.C32]*2" office:value-type="float" office:value="27.2534933378746" calcext:value-type="float">
            <text:p>27.2534933378746</text:p>
          </table:table-cell>
          <table:table-cell table:style-name="ce1" office:value-type="string" calcext:value-type="string">
            <text:p>-&gt; G2 sampling: 09/03/23, 15:15</text:p>
          </table:table-cell>
          <table:table-cell/>
          <table:table-cell office:value-type="string" calcext:value-type="string">
            <text:p>average</text:p>
          </table:table-cell>
          <table:table-cell table:formula="of:=AVERAGE([.H28]; [.H29]; [.H31])" office:value-type="float" office:value="0.0408666666666667" calcext:value-type="float">
            <text:p>0.0408666666666667</text:p>
          </table:table-cell>
          <table:table-cell table:formula="of:=LN(2)/[.H32]" office:value-type="float" office:value="16.9611871262629" calcext:value-type="float">
            <text:p>16.9611871262629</text:p>
          </table:table-cell>
          <table:table-cell table:formula="of:=[.I32]*2" office:value-type="float" office:value="33.9223742525259" calcext:value-type="float">
            <text:p>33.9223742525259</text:p>
          </table:table-cell>
          <table:table-cell table:style-name="ce1" office:value-type="string" calcext:value-type="string">
            <text:p>-&gt; G4 sampling: 11/03/23, 01:15 --&gt; sampled at about 4pm</text:p>
          </table:table-cell>
          <table:table-cell/>
          <table:table-cell office:value-type="string" calcext:value-type="string">
            <text:p>average</text:p>
          </table:table-cell>
          <table:table-cell table:formula="of:=AVERAGE([.N28]; [.N29]; [.N31])" office:value-type="float" office:value="0.0478" calcext:value-type="float">
            <text:p>0.0478</text:p>
          </table:table-cell>
          <table:table-cell table:formula="of:=LN(2)/[.N32]" office:value-type="float" office:value="14.500987041003" calcext:value-type="float">
            <text:p>14.500987041003</text:p>
          </table:table-cell>
          <table:table-cell table:formula="of:=[.O32]*2" office:value-type="float" office:value="29.0019740820061" calcext:value-type="float">
            <text:p>29.0019740820061</text:p>
          </table:table-cell>
          <table:table-cell table:style-name="ce1" office:value-type="string" calcext:value-type="string">
            <text:p>-&gt; G6 sampling: 12/03/23, 06:00 -&gt; but does not really make sense, because actually almost no growth...?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inus 24 h: </text:p>
          </table:table-cell>
          <table:table-cell table:formula="of:=[.D32]-24" office:value-type="float" office:value="3.25349333787465" calcext:value-type="float">
            <text:p>3.25349333787465</text:p>
          </table:table-cell>
          <table:table-cell table:formula="of:=12+[.D33]" office:value-type="float" office:value="15.2534933378746" calcext:value-type="float">
            <text:p>15.2534933378746</text:p>
          </table:table-cell>
          <table:table-cell table:number-columns-repeated="3"/>
          <table:table-cell office:value-type="string" calcext:value-type="string">
            <text:p>Minus 24 h: </text:p>
          </table:table-cell>
          <table:table-cell table:formula="of:=[.J32]-24" office:value-type="float" office:value="9.92237425252587" calcext:value-type="float">
            <text:p>9.92237425252587</text:p>
          </table:table-cell>
          <table:table-cell table:formula="of:=15.25+[.J33]-24" office:value-type="float" office:value="1.17237425252587" calcext:value-type="float">
            <text:p>1.17237425252587</text:p>
          </table:table-cell>
          <table:table-cell table:number-columns-repeated="3"/>
          <table:table-cell office:value-type="string" calcext:value-type="string">
            <text:p>Minus 24 h: </text:p>
          </table:table-cell>
          <table:table-cell table:formula="of:=[.P32]-24" office:value-type="float" office:value="5.00197408200608" calcext:value-type="float">
            <text:p>5.00197408200608</text:p>
          </table:table-cell>
          <table:table-cell table:formula="of:=2+[.P33]" office:value-type="float" office:value="7.00197408200608" calcext:value-type="float">
            <text:p>7.00197408200608</text:p>
          </table:table-cell>
          <table:table-cell table:number-columns-repeated="13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C4</text:p>
          </table:table-cell>
          <table:table-cell table:number-columns-repeated="4"/>
          <table:table-cell office:value-type="string" calcext:value-type="string">
            <text:p>MC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µ in hours 80 to 95</text:p>
          </table:table-cell>
          <table:table-cell table:number-columns-repeated="3"/>
          <table:table-cell office:value-type="string" calcext:value-type="string">
            <text:p>Channel</text:p>
          </table:table-cell>
          <table:table-cell office:value-type="string" calcext:value-type="string">
            <text:p>µ in hours 150 – 165 (15 h/24h -&gt; approx. 1/2 of time growing)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44" calcext:value-type="float">
            <text:p>0.05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415" calcext:value-type="float">
            <text:p>0.0415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8" calcext:value-type="float">
            <text:p>0.04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28" calcext:value-type="float">
            <text:p>0.028</text:p>
          </table:table-cell>
          <table:table-cell table:number-columns-repeated="2"/>
          <table:table-cell office:value-type="string" calcext:value-type="string">
            <text:p>if t= 0 is on Friday → G2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21" calcext:value-type="float">
            <text:p>0.05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401" calcext:value-type="float">
            <text:p>0.0401</text:p>
          </table:table-cell>
          <table:table-cell table:number-columns-repeated="2"/>
          <table:table-cell office:value-type="string" calcext:value-type="string">
            <text:p>in days: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7:.B40])/3" office:value-type="float" office:value="0.0171666666666667" calcext:value-type="float">
            <text:p>0.0171666666666667</text:p>
          </table:table-cell>
          <table:table-cell table:formula="of:=LN(2)/[.B41]" office:value-type="float" office:value="40.3775056636861" calcext:value-type="float">
            <text:p>40.3775056636861</text:p>
          </table:table-cell>
          <table:table-cell table:formula="of:=[.C41]*2" office:value-type="float" office:value="80.7550113273723" calcext:value-type="float">
            <text:p>80.7550113273723</text:p>
          </table:table-cell>
          <table:table-cell table:style-name="ce1"/>
          <table:table-cell office:value-type="string" calcext:value-type="string">
            <text:p>average</text:p>
          </table:table-cell>
          <table:table-cell table:formula="of:=AVERAGE([.G37:.G40])/2" office:value-type="float" office:value="0.0182666666666667" calcext:value-type="float">
            <text:p>0.0182666666666667</text:p>
          </table:table-cell>
          <table:table-cell table:formula="of:=LN(2)/[.G41]" office:value-type="float" office:value="37.9460135343036" calcext:value-type="float">
            <text:p>37.9460135343036</text:p>
          </table:table-cell>
          <table:table-cell table:formula="of:=[.H41]*2" office:value-type="float" office:value="75.8920270686072" calcext:value-type="float">
            <text:p>75.8920270686072</text:p>
          </table:table-cell>
          <table:table-cell table:formula="of:=[.I41]/24" office:value-type="float" office:value="3.1621677945253" calcext:value-type="float">
            <text:p>3.1621677945253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ttempt to calculate growth, they are only growing half of the time, max?</text:p>
          </table:table-cell>
          <table:table-cell table:number-columns-repeated="4"/>
          <table:table-cell office:value-type="string" calcext:value-type="string">
            <text:p>attempt to calculate growth, they are only growing half of the time, max?</text:p>
          </table:table-cell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C4</text:p>
          </table:table-cell>
          <table:table-cell table:number-columns-repeated="5"/>
          <table:table-cell office:value-type="string" calcext:value-type="string">
            <text:p>MC4</text:p>
          </table:table-cell>
          <table:table-cell table:number-columns-repeated="5"/>
          <table:table-cell office:value-type="string" calcext:value-type="string">
            <text:p>MC4</text:p>
          </table:table-cell>
          <table:table-cell table:number-columns-repeated="5"/>
          <table:table-cell office:value-type="string" calcext:value-type="string">
            <text:p>MC4</text:p>
          </table:table-cell>
          <table:table-cell table:number-columns-repeated="5"/>
          <table:table-cell office:value-type="string" calcext:value-type="string">
            <text:p>M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µ in hours 45 – 65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office:value-type="string" calcext:value-type="string">
            <text:p>-&gt; done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µ in hours 65 – 90 (checked at 11:40 on 10/03/23, so actually not yet 90 h full)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office:value-type="string" calcext:value-type="string">
            <text:p>-&gt; done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µ from hour 80 to 115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office:value-type="string" calcext:value-type="string">
            <text:p>-&gt; done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µ from hour 110 – 150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office:value-type="string" calcext:value-type="string">
            <text:p>-&gt; done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µ from hour 155 – 185</text:p>
          </table:table-cell>
          <table:table-cell office:value-type="string" calcext:value-type="string">
            <text:p>Half-life time</text:p>
          </table:table-cell>
          <table:table-cell office:value-type="string" calcext:value-type="string">
            <text:p>two generations</text:p>
          </table:table-cell>
          <table:table-cell office:value-type="string" calcext:value-type="string">
            <text:p>-&gt; don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25" calcext:value-type="float">
            <text:p>0.062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608" calcext:value-type="float">
            <text:p>0.060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438" calcext:value-type="float">
            <text:p>0.043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353" calcext:value-type="float">
            <text:p>0.035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756" calcext:value-type="float">
            <text:p>0.075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26" calcext:value-type="float">
            <text:p>0.062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596" calcext:value-type="float">
            <text:p>0.059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465" calcext:value-type="float">
            <text:p>0.046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402" calcext:value-type="float">
            <text:p>0.040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367" calcext:value-type="float">
            <text:p>0.036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98" calcext:value-type="float">
            <text:p>0.069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55" calcext:value-type="float">
            <text:p>0.05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558" calcext:value-type="float">
            <text:p>0.055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483" calcext:value-type="float">
            <text:p>0.048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572" calcext:value-type="float">
            <text:p>0.057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49" calcext:value-type="float">
            <text:p>0.054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498" calcext:value-type="float">
            <text:p>0.049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495" calcext:value-type="float">
            <text:p>0.049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298" calcext:value-type="float">
            <text:p>0.029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492" calcext:value-type="float">
            <text:p>0.0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6:.B49])" office:value-type="float" office:value="0.06245" calcext:value-type="float">
            <text:p>0.06245</text:p>
          </table:table-cell>
          <table:table-cell table:formula="of:=LN(2)/[.B50]" office:value-type="float" office:value="11.0992342763802" calcext:value-type="float">
            <text:p>11.0992342763802</text:p>
          </table:table-cell>
          <table:table-cell table:formula="of:=[.C50]*2" office:value-type="float" office:value="22.1984685527605" calcext:value-type="float">
            <text:p>22.1984685527605</text:p>
          </table:table-cell>
          <table:table-cell table:style-name="ce1" office:value-type="string" calcext:value-type="string">
            <text:p>-&gt; G2 sampling: 09/03/23, 11:30 --&gt; too late! (1h later than supposed!</text:p>
          </table:table-cell>
          <table:table-cell/>
          <table:table-cell office:value-type="string" calcext:value-type="string">
            <text:p>average</text:p>
          </table:table-cell>
          <table:table-cell table:formula="of:=AVERAGE([.H46:.H49])" office:value-type="float" office:value="0.0563" calcext:value-type="float">
            <text:p>0.0563</text:p>
          </table:table-cell>
          <table:table-cell table:formula="of:=LN(2)/[.H50]" office:value-type="float" office:value="12.311672834102" calcext:value-type="float">
            <text:p>12.311672834102</text:p>
          </table:table-cell>
          <table:table-cell table:formula="of:=[.I50]*2" office:value-type="float" office:value="24.6233456682041" calcext:value-type="float">
            <text:p>24.6233456682041</text:p>
          </table:table-cell>
          <table:table-cell table:style-name="ce1" office:value-type="string" calcext:value-type="string">
            <text:p>-&gt; G4 sampling: 10/03/23, 13:00 --&gt; too late! (2h later than supposed!</text:p>
          </table:table-cell>
          <table:table-cell/>
          <table:table-cell office:value-type="string" calcext:value-type="string">
            <text:p>average</text:p>
          </table:table-cell>
          <table:table-cell table:formula="of:=AVERAGE([.N46:.N49])" office:value-type="float" office:value="0.0489" calcext:value-type="float">
            <text:p>0.0489</text:p>
          </table:table-cell>
          <table:table-cell table:formula="of:=LN(2)/[.N50]" office:value-type="float" office:value="14.174788968506" calcext:value-type="float">
            <text:p>14.174788968506</text:p>
          </table:table-cell>
          <table:table-cell table:formula="of:=[.O50]*2" office:value-type="float" office:value="28.3495779370121" calcext:value-type="float">
            <text:p>28.3495779370121</text:p>
          </table:table-cell>
          <table:table-cell table:style-name="ce1" office:value-type="string" calcext:value-type="string">
            <text:p>-&gt; G6 sampling: 11/03/23, 15:00</text:p>
          </table:table-cell>
          <table:table-cell/>
          <table:table-cell office:value-type="string" calcext:value-type="string">
            <text:p>average</text:p>
          </table:table-cell>
          <table:table-cell table:formula="of:=AVERAGE([.T46:.T49])" office:value-type="float" office:value="0.0384" calcext:value-type="float">
            <text:p>0.0384</text:p>
          </table:table-cell>
          <table:table-cell table:formula="of:=LN(2)/[.T50]" office:value-type="float" office:value="18.0507078270819" calcext:value-type="float">
            <text:p>18.0507078270819</text:p>
          </table:table-cell>
          <table:table-cell table:formula="of:=[.U50]*2" office:value-type="float" office:value="36.1014156541638" calcext:value-type="float">
            <text:p>36.1014156541638</text:p>
          </table:table-cell>
          <table:table-cell table:style-name="ce1" office:value-type="string" calcext:value-type="string">
            <text:p>-&gt; G8 sampling: 13/03/23, 02:00</text:p>
          </table:table-cell>
          <table:table-cell/>
          <table:table-cell office:value-type="string" calcext:value-type="string">
            <text:p>average</text:p>
          </table:table-cell>
          <table:table-cell table:formula="of:=AVERAGE([.Z46:.Z49])" office:value-type="float" office:value="0.054675" calcext:value-type="float">
            <text:p>0.054675</text:p>
          </table:table-cell>
          <table:table-cell table:formula="of:=LN(2)/[.Z50]" office:value-type="float" office:value="12.6775890363044" calcext:value-type="float">
            <text:p>12.6775890363044</text:p>
          </table:table-cell>
          <table:table-cell table:formula="of:=[.AA50]*2" office:value-type="float" office:value="25.3551780726089" calcext:value-type="float">
            <text:p>25.3551780726089</text:p>
          </table:table-cell>
          <table:table-cell table:style-name="ce1" office:value-type="string" calcext:value-type="string">
            <text:p>-&gt; G10 sampling: 14/03/23, 12:3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us 24 h: </text:p>
          </table:table-cell>
          <table:table-cell table:formula="of:=[.D50]-24" office:value-type="float" office:value="-1.80153144723954" calcext:value-type="float">
            <text:p>-1.80153144723954</text:p>
          </table:table-cell>
          <table:table-cell table:formula="of:=12+[.D51]" office:value-type="float" office:value="10.1984685527605" calcext:value-type="float">
            <text:p>10.1984685527605</text:p>
          </table:table-cell>
          <table:table-cell table:number-columns-repeated="3"/>
          <table:table-cell office:value-type="string" calcext:value-type="string">
            <text:p>Minus 24 h: </text:p>
          </table:table-cell>
          <table:table-cell table:formula="of:=[.J50]-24" office:value-type="float" office:value="0.623345668204095" calcext:value-type="float">
            <text:p>0.623345668204095</text:p>
          </table:table-cell>
          <table:table-cell table:formula="of:=10+[.J51]" office:value-type="float" office:value="10.6233456682041" calcext:value-type="float">
            <text:p>10.6233456682041</text:p>
          </table:table-cell>
          <table:table-cell table:number-columns-repeated="3"/>
          <table:table-cell office:value-type="string" calcext:value-type="string">
            <text:p>Minus 24 h: </text:p>
          </table:table-cell>
          <table:table-cell table:formula="of:=[.P50]-24" office:value-type="float" office:value="4.34957793701208" calcext:value-type="float">
            <text:p>4.34957793701208</text:p>
          </table:table-cell>
          <table:table-cell table:formula="of:=10+[.P51]" office:value-type="float" office:value="14.3495779370121" calcext:value-type="float">
            <text:p>14.3495779370121</text:p>
          </table:table-cell>
          <table:table-cell table:number-columns-repeated="3"/>
          <table:table-cell office:value-type="string" calcext:value-type="string">
            <text:p>Minus 24 h: </text:p>
          </table:table-cell>
          <table:table-cell table:formula="of:=[.V50]-24" office:value-type="float" office:value="12.1014156541638" calcext:value-type="float">
            <text:p>12.1014156541638</text:p>
          </table:table-cell>
          <table:table-cell table:formula="of:=14.3+[.V51]-24" office:value-type="float" office:value="2.40141565416382" calcext:value-type="float">
            <text:p>2.40141565416382</text:p>
          </table:table-cell>
          <table:table-cell table:number-columns-repeated="3"/>
          <table:table-cell office:value-type="string" calcext:value-type="string">
            <text:p>Minus 24 h: </text:p>
          </table:table-cell>
          <table:table-cell table:formula="of:=[.AB50]-24" office:value-type="float" office:value="1.35517807260888" calcext:value-type="float">
            <text:p>1.35517807260888</text:p>
          </table:table-cell>
          <table:table-cell table:formula="of:=2.4+[.AB51]" office:value-type="float" office:value="3.75517807260888" calcext:value-type="float">
            <text:p>3.7551780726088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2:11:08.070136249</meta:creation-date>
    <dc:date>2023-03-17T14:56:27.013888998</dc:date>
    <meta:editing-duration>PT15H54M42S</meta:editing-duration>
    <meta:editing-cycles>109</meta:editing-cycles>
    <meta:generator>LibreOffice/7.3.7.2$Linux_X86_64 LibreOffice_project/30$Build-2</meta:generator>
    <meta:document-statistic meta:table-count="2" meta:cell-count="810" meta:object-count="0"/>
  </office:meta>
</office:document-meta>
</file>